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8791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1437in"/>
    </style:style>
    <style:style style:name="co15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5983b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aind.f</text:p>
          </table:table-cell>
          <table:table-cell office:value-type="string" calcext:value-type="string">
            <text:p>part_init.f</text:p>
          </table:table-cell>
          <table:table-cell table:style-name="Default" office:value-type="string" calcext:value-type="string">
            <text:p>gutsp_dd.f</text:p>
          </table:table-cell>
          <table:table-cell office:value-type="string" calcext:value-type="string">
            <text:p>gustp_buf.f</text:p>
          </table:table-cell>
          <table:table-cell office:value-type="string" calcext:value-type="string">
            <text:p>gutsf.f</text:p>
          </table:table-cell>
          <table:table-cell office:value-type="string" calcext:value-type="string">
            <text:p>grid_interp.f</text:p>
          </table:table-cell>
          <table:table-cell office:value-type="string" calcext:value-type="string">
            <text:p>chem_rates.f</text:p>
          </table:table-cell>
          <table:table-cell office:value-type="string" calcext:value-type="string">
            <text:p>boundary.f</text:p>
          </table:table-cell>
          <table:table-cell office:value-type="string" calcext:value-type="string">
            <text:p>arms_interface</text:p>
          </table:table-cell>
          <table:table-cell office:value-type="string" calcext:value-type="string">
            <text:p>misc.f</text:p>
          </table:table-cell>
          <table:table-cell office:value-type="string" calcext:value-type="string">
            <text:p>inter_proc_comm.f</text:p>
          </table:table-cell>
          <table:table-cell office:value-type="string" calcext:value-type="string">
            <text:p>inputs.f</text:p>
          </table:table-cell>
          <table:table-cell office:value-type="string" calcext:value-type="string">
            <text:p>initial.f</text:p>
          </table:table-cell>
        </table:table-row>
        <table:table-row table:style-name="ro1"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 table:style-name="ce2" table:formula="of:=HYPERLINK(&quot;#Energy_diag.A1&quot;; &quot;Energy_diag&quot;)" office:value-type="string" office:string-value="Energy_diag" calcext:value-type="string">
            <text:p>Energy_diag</text:p>
          </table:table-cell>
          <table:table-cell table:formula="of:=HYPERLINK(&quot;#remove_ion.A1&quot;; &quot;remove_ion&quot;)" office:value-type="string" office:string-value="remove_ion" calcext:value-type="string">
            <text:p>remove_ion</text:p>
          </table:table-cell>
          <table:table-cell table:style-name="ce2" table:formula="of:=HYPERLINK(&quot;#part_setup_buf.A1&quot;; &quot;part_setup_buf&quot;)" office:value-type="string" office:string-value="part_setup_buf" calcext:value-type="string">
            <text:p>part_setup_buf</text:p>
          </table:table-cell>
          <table:table-cell table:style-name="ce2" table:formula="of:=HYPERLINK(&quot;#f_update_tlev.A1&quot;; &quot;f_update_tlev&quot;)" office:value-type="string" office:string-value="f_update_tlev" calcext:value-type="string">
            <text:p>f_update_tlev</text:p>
          </table:table-cell>
          <table:table-cell table:style-name="ce2" table:formula="of:=HYPERLINK(&quot;#edge_to_center.A1&quot;; &quot;edge_to_center&quot;)" office:value-type="string" office:string-value="edge_to_center" calcext:value-type="string">
            <text:p>edge_to_center</text:p>
          </table:table-cell>
          <table:table-cell table:style-name="ce2" table:formula="of:=HYPERLINK(&quot;#neut_corona.A1&quot;; &quot;neut_corona&quot;)" office:value-type="string" office:string-value="neut_corona" calcext:value-type="string">
            <text:p>neut_corona</text:p>
          </table:table-cell>
          <table:table-cell table:style-name="ce2" table:formula="of:=HYPERLINK(&quot;#x_boundary.A1&quot;; &quot;x_boundary&quot;)" office:value-type="string" office:string-value="x_boundary" calcext:value-type="string">
            <text:p>x_boundary</text:p>
          </table:table-cell>
          <table:table-cell table:style-name="ce2" table:formula="of:=HYPERLINK(&quot;#arms_vs_setup.A1&quot;; &quot;arms_vs_setup&quot;)" office:value-type="string" office:string-value="arms_vs_setup" calcext:value-type="string">
            <text:p>arms_vs_setup</text:p>
          </table:table-cell>
          <table:table-cell table:style-name="ce2" table:formula="of:=HYPERLINK(&quot;#pad_ranf.A1&quot;; &quot;pad_ranf&quot;)" office:value-type="string" office:string-value="pad_ranf" calcext:value-type="string">
            <text:p>pad_ranf</text:p>
          </table:table-cell>
          <table:table-cell table:style-name="ce2" table:formula="of:=HYPERLINK(&quot;#exchange_part.A1&quot;; &quot;exchange_part&quot;)" office:value-type="string" office:string-value="exchange_part" calcext:value-type="string">
            <text:p>exchange_part</text:p>
          </table:table-cell>
          <table:table-cell table:style-name="ce2" table:formula="of:=HYPERLINK(&quot;#readInputs.A1&quot;; &quot;readInputs&quot;)" office:value-type="string" office:string-value="readInputs" calcext:value-type="string">
            <text:p>readInputs</text:p>
          </table:table-cell>
          <table:table-cell table:style-name="ce2" table:formula="of:=HYPERLINK(&quot;#initparameters.A1&quot;; &quot;initparameters&quot;)" office:value-type="string" office:string-value="initparameters" calcext:value-type="string">
            <text:p>initparameters</text:p>
          </table:table-cell>
        </table:table-row>
        <table:table-row table:style-name="ro1">
          <table:table-cell/>
          <table:table-cell table:style-name="ce2" table:formula="of:=HYPERLINK(&quot;#maxwl_init.A1&quot;; &quot;maxwl_init&quot;)" office:value-type="string" office:string-value="maxwl_init" calcext:value-type="string">
            <text:p>maxwl_init</text:p>
          </table:table-cell>
          <table:table-cell table:formula="of:=HYPERLINK(&quot;#check_min_den.A1&quot;; &quot;check_min_den&quot;)" office:value-type="string" office:string-value="check_min_den" calcext:value-type="string">
            <text:p>check_min_den</text:p>
          </table:table-cell>
          <table:table-cell table:style-name="ce2" table:formula="of:=HYPERLINK(&quot;#get_Ep_buf.A1&quot;; &quot;get_Ep_buf&quot;)" office:value-type="string" office:string-value="get_Ep_buf" calcext:value-type="string">
            <text:p>get_Ep_buf</text:p>
          </table:table-cell>
          <table:table-cell table:style-name="ce2" table:formula="of:=HYPERLINK(&quot;#crossf2.A1&quot;; &quot;crossf2&quot;)" office:value-type="string" office:string-value="crossf2" calcext:value-type="string">
            <text:p>crossf2</text:p>
          </table:table-cell>
          <table:table-cell table:style-name="ce2" table:formula="of:=HYPERLINK(&quot;#edge_to_face.A1&quot;; &quot;edge_to_face&quot;)" office:value-type="string" office:string-value="edge_to_face" calcext:value-type="string">
            <text:p>edge_to_face</text:p>
          </table:table-cell>
          <table:table-cell table:style-name="ce2" table:formula="of:=HYPERLINK(&quot;#atmosphere.A1&quot;; &quot;atmosphere&quot;)" office:value-type="string" office:string-value="atmosphere" calcext:value-type="string">
            <text:p>atmosphere</text:p>
          </table:table-cell>
          <table:table-cell table:style-name="ce2" table:formula="of:=HYPERLINK(&quot;#boundaries.A1&quot;; &quot;boundaries&quot;)" office:value-type="string" office:string-value="boundaries" calcext:value-type="string">
            <text:p>boundaries</text:p>
          </table:table-cell>
          <table:table-cell table:style-name="ce2" table:formula="of:=HYPERLINK(&quot;#arms_sample.A1&quot;; &quot;arms_sample&quot;)" office:value-type="string" office:string-value="arms_sample" calcext:value-type="string">
            <text:p>arms_sample</text:p>
          </table:table-cell>
          <table:table-cell table:style-name="ce2" table:formula="of:=HYPERLINK(&quot;#random_initialize.A1&quot;; &quot;random_initialize&quot;)" office:value-type="string" office:string-value="random_initialize" calcext:value-type="string">
            <text:p>random_initialize</text:p>
          </table:table-cell>
          <table:table-cell/>
          <table:table-cell table:style-name="ce2" table:formula="of:=HYPERLINK(&quot;#check_inputs.A1&quot;; &quot;check_inputs&quot;)" office:value-type="string" office:string-value="check_inputs" calcext:value-type="string">
            <text:p>check_inputs</text:p>
          </table:table-cell>
          <table:table-cell table:style-name="ce2" table:formula="of:=HYPERLINK(&quot;#initialize_buffer.A1&quot;; &quot;initialize_buffer&quot;)" office:value-type="string" office:string-value="initialize_buffer" calcext:value-type="string">
            <text:p>initialize_buffer</text:p>
          </table:table-cell>
        </table:table-row>
        <table:table-row table:style-name="ro1">
          <table:table-cell/>
          <table:table-cell table:style-name="ce2" table:formula="of:=HYPERLINK(&quot;#locate_new.A1&quot;; &quot;locate_new&quot;)" office:value-type="string" office:string-value="locate_new" calcext:value-type="string">
            <text:p>locate_new</text:p>
          </table:table-cell>
          <table:table-cell table:formula="of:=HYPERLINK(&quot;#extrapol_up.A1&quot;; &quot;extrapol_up&quot;)" office:value-type="string" office:string-value="extrapol_up" calcext:value-type="string">
            <text:p>extrapol_up</text:p>
          </table:table-cell>
          <table:table-cell table:style-name="ce2" table:formula="of:=HYPERLINK(&quot;#get_vplus_vminus_buf.A1&quot;; &quot;get_vplus_vminus_buf&quot;)" office:value-type="string" office:string-value="get_vplus_vminus_buf" calcext:value-type="string">
            <text:p>get_vplus_vminus_buf</text:p>
          </table:table-cell>
          <table:table-cell table:style-name="ce2" table:formula="of:=HYPERLINK(&quot;#curlB.A1&quot;; &quot;curlB&quot;)" office:value-type="string" office:string-value="curlB" calcext:value-type="string">
            <text:p>curlB</text:p>
          </table:table-cell>
          <table:table-cell table:style-name="ce2" table:formula="of:=HYPERLINK(&quot;#face_to_center.A1&quot;; &quot;face_to_center&quot;)" office:value-type="string" office:string-value="face_to_center" calcext:value-type="string">
            <text:p>face_to_center</text:p>
          </table:table-cell>
          <table:table-cell table:style-name="ce2" table:formula="of:=HYPERLINK(&quot;#neutral_density.A1&quot;; &quot;neutral_density&quot;)" office:value-type="string" office:string-value="neutral_density" calcext:value-type="string">
            <text:p>neutral_density</text:p>
          </table:table-cell>
          <table:table-cell table:style-name="ce2" table:formula="of:=HYPERLINK(&quot;#periodic.A1&quot;; &quot;periodic&quot;)" office:value-type="string" office:string-value="periodic" calcext:value-type="string">
            <text:p>periodic</text:p>
          </table:table-cell>
          <table:table-cell table:style-name="ce2" table:formula="of:=HYPERLINK(&quot;#arms_sample_sp.A1&quot;; &quot;arms_sample_sp&quot;)" office:value-type="string" office:string-value="arms_sample_sp" calcext:value-type="string">
            <text:p>arms_sample_sp</text:p>
          </table:table-cell>
          <table:table-cell table:style-name="ce2" table:formula="of:=HYPERLINK(&quot;#debug_random_initialize.A1&quot;; &quot;debug_random_initialize&quot;)" office:value-type="string" office:string-value="debug_random_initialize" calcext:value-type="string">
            <text:p>debug_random_initialize</text:p>
          </table:table-cell>
          <table:table-cell table:number-columns-repeated="2"/>
          <table:table-cell table:style-name="ce2" table:formula="of:=HYPERLINK(&quot;#grd6_setup.A1&quot;; &quot;grd6_setup&quot;)" office:value-type="string" office:string-value="grd6_setup" calcext:value-type="string">
            <text:p>grd6_setup</text:p>
          </table:table-cell>
        </table:table-row>
        <table:table-row table:style-name="ro1">
          <table:table-cell/>
          <table:table-cell table:style-name="ce2" table:formula="of:=HYPERLINK(&quot;#insert_maxwl_buf.A1&quot;; &quot;insert_maxwl_buf&quot;)" office:value-type="string" office:string-value="insert_maxwl_buf" calcext:value-type="string">
            <text:p>insert_maxwl_buf</text:p>
          </table:table-cell>
          <table:table-cell table:formula="of:=HYPERLINK(&quot;#get_Ep.A1&quot;; &quot;get_Ep&quot;)" office:value-type="string" office:string-value="get_Ep" calcext:value-type="string">
            <text:p>get_Ep</text:p>
          </table:table-cell>
          <table:table-cell table:style-name="ce2" table:formula="of:=HYPERLINK(&quot;#get_vp_buf_final.A1&quot;; &quot;get_vp_buf_final&quot;)" office:value-type="string" office:string-value="get_vp_buf_final" calcext:value-type="string">
            <text:p>get_vp_buf_final</text:p>
          </table:table-cell>
          <table:table-cell table:style-name="ce2" table:formula="of:=HYPERLINK(&quot;#curlE2.A1&quot;; &quot;curlE2&quot;)" office:value-type="string" office:string-value="curlE2" calcext:value-type="string">
            <text:p>curlE2</text:p>
          </table:table-cell>
          <table:table-cell/>
          <table:table-cell table:style-name="ce2" table:formula="of:=HYPERLINK(&quot;#neutral_density_continuous.A1&quot;; &quot;neutral_density_continuous&quot;)" office:value-type="string" office:string-value="neutral_density_continuous" calcext:value-type="string">
            <text:p>neutral_density_continuous</text:p>
          </table:table-cell>
          <table:table-cell table:style-name="ce2" table:formula="of:=HYPERLINK(&quot;#x_boundary_scalar.A1&quot;; &quot;x_boundary_scalar&quot;)" office:value-type="string" office:string-value="x_boundary_scalar" calcext:value-type="string">
            <text:p>x_boundary_scalar</text:p>
          </table:table-cell>
          <table:table-cell/>
          <table:table-cell table:style-name="ce2" table:formula="of:=HYPERLINK(&quot;#int_to_str.A1&quot;; &quot;int_to_str&quot;)" office:value-type="string" office:string-value="int_to_str" calcext:value-type="string">
            <text:p>int_to_str</text:p>
          </table:table-cell>
          <table:table-cell table:number-columns-repeated="2"/>
          <table:table-cell table:style-name="ce2" table:formula="of:=HYPERLINK(&quot;#get_nu.A1&quot;; &quot;get_nu&quot;)" office:value-type="string" office:string-value="get_nu" calcext:value-type="string">
            <text:p>get_nu</text:p>
          </table:table-cell>
        </table:table-row>
        <table:table-row table:style-name="ro1">
          <table:table-cell/>
          <table:table-cell table:style-name="ce2" table:formula="of:=HYPERLINK(&quot;#insert_maxwl.A1&quot;; &quot;insert_maxwl&quot;)" office:value-type="string" office:string-value="insert_maxwl" calcext:value-type="string">
            <text:p>insert_maxwl</text:p>
          </table:table-cell>
          <table:table-cell table:formula="of:=HYPERLINK(&quot;#get_vplus_vminus.A1&quot;; &quot;get_vplus_vminus&quot;)" office:value-type="string" office:string-value="get_vplus_vminus" calcext:value-type="string">
            <text:p>get_vplus_vminus</text:p>
          </table:table-cell>
          <table:table-cell table:style-name="ce2" table:formula="of:=HYPERLINK(&quot;#exchange_ion_in_buf.A1&quot;; &quot;exchange_ion_in_buf&quot;)" office:value-type="string" office:string-value="exchange_ion_in_buf" calcext:value-type="string">
            <text:p>exchange_ion_in_buf</text:p>
          </table:table-cell>
          <table:table-cell table:style-name="ce2" table:formula="of:=HYPERLINK(&quot;#curlE.A1&quot;; &quot;curlE&quot;)" office:value-type="string" office:string-value="curlE" calcext:value-type="string">
            <text:p>curlE</text:p>
          </table:table-cell>
          <table:table-cell office:value-type="string" calcext:value-type="string">
            <text:p>global.f</text:p>
          </table:table-cell>
          <table:table-cell table:style-name="ce2" table:formula="of:=HYPERLINK(&quot;#ionization.A1&quot;; &quot;ionization&quot;)" office:value-type="string" office:string-value="ionization" calcext:value-type="string">
            <text:p>ionization</text:p>
          </table:table-cell>
          <table:table-cell table:style-name="ce2" table:formula="of:=HYPERLINK(&quot;#boundary_scalar.A1&quot;; &quot;boundary_scalar&quot;)" office:value-type="string" office:string-value="boundary_scalar" calcext:value-type="string">
            <text:p>boundary_scalar</text:p>
          </table:table-cell>
          <table:table-cell office:value-type="string" calcext:value-type="string">
            <text:p>pack_test.f</text:p>
          </table:table-cell>
          <table:table-cell table:style-name="ce2" table:formula="of:=HYPERLINK(&quot;#get_bndry_Eflux.A1&quot;; &quot;get_bndry_Eflux&quot;)" office:value-type="string" office:string-value="get_bndry_Eflux" calcext:value-type="string">
            <text:p>get_bndry_Eflux</text:p>
          </table:table-cell>
          <table:table-cell table:number-columns-repeated="2"/>
          <table:table-cell table:style-name="ce2" table:formula="of:=HYPERLINK(&quot;#grd7.A1&quot;; &quot;grd7&quot;)" office:value-type="string" office:string-value="grd7" calcext:value-type="string">
            <text:p>grd7</text:p>
          </table:table-cell>
        </table:table-row>
        <table:table-row table:style-name="ro1">
          <table:table-cell/>
          <table:table-cell table:style-name="ce2" table:formula="of:=HYPERLINK(&quot;#insert_shell_buf.A1&quot;; &quot;insert_shell_buf&quot;)" office:value-type="string" office:string-value="insert_shell_buf" calcext:value-type="string">
            <text:p>insert_shell_buf</text:p>
          </table:table-cell>
          <table:table-cell table:formula="of:=HYPERLINK(&quot;#improve_up.A1&quot;; &quot;improve_up&quot;)" office:value-type="string" office:string-value="improve_up" calcext:value-type="string">
            <text:p>improve_up</text:p>
          </table:table-cell>
          <table:table-cell table:style-name="ce2" table:formula="of:=HYPERLINK(&quot;#move_ion_half_buf.A1&quot;; &quot;move_ion_half_buf&quot;)" office:value-type="string" office:string-value="move_ion_half_buf" calcext:value-type="string">
            <text:p>move_ion_half_buf</text:p>
          </table:table-cell>
          <table:table-cell table:style-name="ce2" table:formula="of:=HYPERLINK(&quot;#get_E.A1&quot;; &quot;get_E&quot;)" office:value-type="string" office:string-value="get_E" calcext:value-type="string">
            <text:p>get_E</text:p>
          </table:table-cell>
          <table:table-cell/>
          <table:table-cell table:style-name="ce2" table:formula="of:=HYPERLINK(&quot;#charge_exchange_ionization.A1&quot;; &quot;charge_exchange_ionization&quot;)" office:value-type="string" office:string-value="charge_exchange_ionization" calcext:value-type="string">
            <text:p>charge_exchange_ionization</text:p>
          </table:table-cell>
          <table:table-cell table:style-name="ce2" table:formula="of:=HYPERLINK(&quot;#periodic_scalar.A1&quot;; &quot;periodic_scalar&quot;)" office:value-type="string" office:string-value="periodic_scalar" calcext:value-type="string">
            <text:p>periodic_scalar</text:p>
          </table:table-cell>
          <table:table-cell/>
          <table:table-cell table:style-name="ce2" table:formula="of:=HYPERLINK(&quot;#get_beta.A1&quot;; &quot;get_beta&quot;)" office:value-type="string" office:string-value="get_beta" calcext:value-type="string">
            <text:p>get_beta</text:p>
          </table:table-cell>
          <table:table-cell table:number-columns-repeated="2"/>
          <table:table-cell table:style-name="ce2" table:formula="of:=HYPERLINK(&quot;#grd8.A1&quot;; &quot;grd8&quot;)" office:value-type="string" office:string-value="grd8" calcext:value-type="string">
            <text:p>grd8</text:p>
          </table:table-cell>
        </table:table-row>
        <table:table-row table:style-name="ro1">
          <table:table-cell/>
          <table:table-cell table:style-name="ce2" table:formula="of:=HYPERLINK(&quot;#insert_shell.A1&quot;; &quot;insert_shell&quot;)" office:value-type="string" office:string-value="insert_shell" calcext:value-type="string">
            <text:p>insert_shell</text:p>
          </table:table-cell>
          <table:table-cell table:formula="of:=HYPERLINK(&quot;#get_vp_final.A1&quot;; &quot;get_vp_final&quot;)" office:value-type="string" office:string-value="get_vp_final" calcext:value-type="string">
            <text:p>get_vp_final</text:p>
          </table:table-cell>
          <table:table-cell/>
          <table:table-cell table:style-name="ce2" table:formula="of:=HYPERLINK(&quot;#predict_B.A1&quot;; &quot;predict_B&quot;)" office:value-type="string" office:string-value="predict_B" calcext:value-type="string">
            <text:p>predict_B</text:p>
          </table:table-cell>
          <table:table-cell office:value-type="string" calcext:value-type="string">
            <text:p>dimensions.f</text:p>
          </table:table-cell>
          <table:table-cell table:style-name="ce2" table:formula="of:=HYPERLINK(&quot;#photoionization.A1&quot;; &quot;photoionization&quot;)" office:value-type="string" office:string-value="photoionization" calcext:value-type="string">
            <text:p>photoionization</text:p>
          </table:table-cell>
          <table:table-cell table:style-name="ce2" table:formula="of:=HYPERLINK(&quot;#fix_normal_b.A1&quot;; &quot;fix_normal_b&quot;)" office:value-type="string" office:string-value="fix_normal_b" calcext:value-type="string">
            <text:p>fix_normal_b</text:p>
          </table:table-cell>
          <table:table-cell table:number-columns-repeated="4"/>
          <table:table-cell table:style-name="ce2" table:formula="of:=HYPERLINK(&quot;#grd_no_stretch.A1&quot;; &quot;grd_no_stretch&quot;)" office:value-type="string" office:string-value="grd_no_stretch" calcext:value-type="string">
            <text:p>grd_no_stretch</text:p>
          </table:table-cell>
        </table:table-row>
        <table:table-row table:style-name="ro1">
          <table:table-cell/>
          <table:table-cell table:style-name="ce2" table:formula="of:=HYPERLINK(&quot;#sw_part_setup.A1&quot;; &quot;sw_part_setup&quot;)" office:value-type="string" office:string-value="sw_part_setup" calcext:value-type="string">
            <text:p>sw_part_setup</text:p>
          </table:table-cell>
          <table:table-cell table:formula="of:=HYPERLINK(&quot;#exchange_ion_in.A1&quot;; &quot;exchange_ion_in&quot;)" office:value-type="string" office:string-value="exchange_ion_in" calcext:value-type="string">
            <text:p>exchange_ion_in</text:p>
          </table:table-cell>
          <table:table-cell/>
          <table:table-cell table:style-name="ce2" table:formula="of:=HYPERLINK(&quot;#get_Ep1.A1&quot;; &quot;get_Ep1&quot;)" office:value-type="string" office:string-value="get_Ep1" calcext:value-type="string">
            <text:p>get_Ep1</text:p>
          </table:table-cell>
          <table:table-cell table:number-columns-repeated="2"/>
          <table:table-cell table:style-name="ce2" table:formula="of:=HYPERLINK(&quot;#fix_tangential_E.A1&quot;; &quot;fix_tangential_E&quot;)" office:value-type="string" office:string-value="fix_tangential_E" calcext:value-type="string">
            <text:p>fix_tangential_E</text:p>
          </table:table-cell>
          <table:table-cell table:number-columns-repeated="4"/>
          <table:table-cell table:style-name="ce2" table:formula="of:=HYPERLINK(&quot;#grd9.A1&quot;; &quot;grd9&quot;)" office:value-type="string" office:string-value="grd9" calcext:value-type="string">
            <text:p>grd9</text:p>
          </table:table-cell>
        </table:table-row>
        <table:table-row table:style-name="ro1">
          <table:table-cell table:number-columns-repeated="2"/>
          <table:table-cell table:formula="of:=HYPERLINK(&quot;#reflect_boundary.A1&quot;; &quot;reflect_boundary&quot;)" office:value-type="string" office:string-value="reflect_boundary" calcext:value-type="string">
            <text:p>reflect_boundary</text:p>
          </table:table-cell>
          <table:table-cell/>
          <table:table-cell table:style-name="ce2" table:formula="of:=HYPERLINK(&quot;#correct_B.A1&quot;; &quot;correct_B&quot;)" office:value-type="string" office:string-value="correct_B" calcext:value-type="string">
            <text:p>correct_B</text:p>
          </table:table-cell>
          <table:table-cell table:number-columns-repeated="2"/>
          <table:table-cell table:style-name="ce2" table:formula="of:=HYPERLINK(&quot;#Neut_Center.A1&quot;; &quot;Neut_Center&quot;)" office:value-type="string" office:string-value="Neut_Center" calcext:value-type="string">
            <text:p>Neut_Cent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HYPERLINK(&quot;#exchange_ion_out.A1&quot;; &quot;exchange_ion_out&quot;)" office:value-type="string" office:string-value="exchange_ion_out" calcext:value-type="string">
            <text:p>exchange_ion_out</text:p>
          </table:table-cell>
          <table:table-cell/>
          <table:table-cell table:style-name="ce2" table:formula="of:=HYPERLINK(&quot;#check_time_step.A1&quot;; &quot;check_time_step&quot;)" office:value-type="string" office:string-value="check_time_step" calcext:value-type="string">
            <text:p>check_time_step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formula="of:=HYPERLINK(&quot;#move_ion_half.A1&quot;; &quot;move_ion_half&quot;)" office:value-type="string" office:string-value="move_ion_half" calcext:value-type="string">
            <text:p>move_ion_half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HYPERLINK(&quot;#get_interp_weights_2.A1&quot;; &quot;get_interp_weights_2&quot;)" office:value-type="string" office:string-value="get_interp_weights_2" calcext:value-type="string">
            <text:p>get_interp_weights_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HYPERLINK(&quot;#get_interp_weights.A1&quot;; &quot;get_interp_weights&quot;)" office:value-type="string" office:string-value="get_interp_weights" calcext:value-type="string">
            <text:p>get_interp_weight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HYPERLINK(&quot;#update_np.A1&quot;; &quot;update_np&quot;)" office:value-type="string" office:string-value="update_np" calcext:value-type="string">
            <text:p>update_np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HYPERLINK(&quot;#separate_np.A1&quot;; &quot;separate_np&quot;)" office:value-type="string" office:string-value="separate_np" calcext:value-type="string">
            <text:p>separate_np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HYPERLINK(&quot;#update_up.A1&quot;; &quot;update_up&quot;)" office:value-type="string" office:string-value="update_up" calcext:value-type="string">
            <text:p>update_up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HYPERLINK(&quot;#update_np_boundary.A1&quot;; &quot;update_np_boundary&quot;)" office:value-type="string" office:string-value="update_np_boundary" calcext:value-type="string">
            <text:p>update_np_boundar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HYPERLINK(&quot;#pack_pd.A1&quot;; &quot;pack_pd&quot;)" office:value-type="string" office:string-value="pack_pd" calcext:value-type="string">
            <text:p>pack_p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HYPERLINK(&quot;#get_temperature.A1&quot;; &quot;get_temperature&quot;)" office:value-type="string" office:string-value="get_temperature" calcext:value-type="string">
            <text:p>get_temperatur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HYPERLINK(&quot;#separate_temperature.A1&quot;; &quot;separate_temperature&quot;)" office:value-type="string" office:string-value="separate_temperature" calcext:value-type="string">
            <text:p>separate_temperature</text:p>
          </table:table-cell>
          <table:table-cell table:number-columns-repeated="10"/>
        </table:table-row>
      </table:table>
      <table:table table:name="MAIND" table:style-name="ta1">
        <table:table-column table:style-name="co14" table:default-cell-style-name="Default"/>
        <table:table-column table:style-name="co13" table:number-columns-repeated="3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AIND</text:p>
          </table:table-cell>
          <table:table-cell/>
          <table:table-cell office:value-type="string" calcext:value-type="string">
            <text:p>main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readInputs.A1&quot;; &quot;readInputs&quot;)" office:value-type="string" office:string-value="readInputs" calcext:value-type="string">
            <text:p>readInputs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HYPERLINK(&quot;#initparameters.A1&quot;; &quot;initparameters&quot;)" office:value-type="string" office:string-value="initparameters" calcext:value-type="string">
            <text:p>initparame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e_command_line (main processor only, setting up working directory)</text:p>
          </table:table-cell>
          <table:table-cell table:number-columns-repeated="3"/>
        </table:table-row>
        <table:table-row table:style-name="ro1">
          <table:table-cell table:formula="of:=HYPERLINK(&quot;#check_inputs.A1&quot;; &quot;check_inputs&quot;)" office:value-type="string" office:string-value="check_inputs" calcext:value-type="string">
            <text:p>check_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_random_initialize (if in debug mode)</text:p>
          </table:table-cell>
          <table:table-cell table:number-columns-repeated="3"/>
        </table:table-row>
        <table:table-row table:style-name="ro1">
          <table:table-cell table:formula="of:=HYPERLINK(&quot;#random_initialize.A1&quot;; &quot;random_initialize&quot;)" office:value-type="string" office:string-value="random_initialize" calcext:value-type="string">
            <text:p>random_initial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d_no_strech</text:p>
          </table:table-cell>
          <table:table-cell table:number-columns-repeated="3"/>
        </table:table-row>
        <table:table-row table:style-name="ro1">
          <table:table-cell table:formula="of:=HYPERLINK(&quot;#get_nu.A1&quot;; &quot;get_nu&quot;)" office:value-type="string" office:string-value="get_nu" calcext:value-type="string">
            <text:p>get_nu</text:p>
          </table:table-cell>
          <table:table-cell table:number-columns-repeated="3"/>
        </table:table-row>
        <table:table-row table:style-name="ro1">
          <table:table-cell table:formula="of:=HYPERLINK(&quot;#grd6_setup.A1&quot;; &quot;grd6_setup&quot;)" office:value-type="string" office:string-value="grd6_setup" calcext:value-type="string">
            <text:p>grd6_setup</text:p>
          </table:table-cell>
          <table:table-cell table:number-columns-repeated="3"/>
        </table:table-row>
        <table:table-row table:style-name="ro1">
          <table:table-cell table:formula="of:=HYPERLINK(&quot;#get_beta.A1&quot;; &quot;get_beta&quot;)" office:value-type="string" office:string-value="get_beta" calcext:value-type="string">
            <text:p>get_beta</text:p>
          </table:table-cell>
          <table:table-cell table:number-columns-repeated="3"/>
        </table:table-row>
        <table:table-row table:style-name="ro1">
          <table:table-cell table:formula="of:=HYPERLINK(&quot;#sw_part_setup.A1&quot;; &quot;sw_part_setup&quot;)" office:value-type="string" office:string-value="sw_part_setup" calcext:value-type="string">
            <text:p>sw_part_setup</text:p>
          </table:table-cell>
          <table:table-cell table:number-columns-repeated="3"/>
        </table:table-row>
        <table:table-row table:style-name="ro1">
          <table:table-cell table:formula="of:=HYPERLINK(&quot;#f_update_tlev.A1&quot;; &quot;f_update_tlev&quot;)" office:value-type="string" office:string-value="f_update_tlev" calcext:value-type="string">
            <text:p>f_update_tlev</text:p>
          </table:table-cell>
          <table:table-cell table:number-columns-repeated="3"/>
        </table:table-row>
        <table:table-row table:style-name="ro1">
          <table:table-cell table:formula="of:=HYPERLINK(&quot;#initialize_buffer.A1&quot;; &quot;initialize_buffer&quot;)" office:value-type="string" office:string-value="initialize_buffer" calcext:value-type="string">
            <text:p>initialize_bu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</text:p>
          </table:table-cell>
          <table:table-cell table:number-columns-repeated="3"/>
        </table:table-row>
        <table:table-row table:style-name="ro1">
          <table:table-cell table:formula="of:=HYPERLINK(&quot;#get_interp_weights.A1&quot;; &quot;get_interp_weights&quot;)" office:value-type="string" office:string-value="get_interp_weights" calcext:value-type="string">
            <text:p>get_interp_weights</text:p>
          </table:table-cell>
          <table:table-cell table:number-columns-repeated="3"/>
        </table:table-row>
        <table:table-row table:style-name="ro1">
          <table:table-cell table:formula="of:=HYPERLINK(&quot;#update_np.A1&quot;; &quot;update_np&quot;)" office:value-type="string" office:string-value="update_np" calcext:value-type="string">
            <text:p>update_np</text:p>
          </table:table-cell>
          <table:table-cell table:number-columns-repeated="3"/>
        </table:table-row>
        <table:table-row table:style-name="ro1">
          <table:table-cell table:formula="of:=HYPERLINK(&quot;#update_np_boundary.A1&quot;; &quot;update_np_boundary&quot;)" office:value-type="string" office:string-value="update_np_boundary" calcext:value-type="string">
            <text:p>update_np_boundary</text:p>
          </table:table-cell>
          <table:table-cell table:number-columns-repeated="3"/>
        </table:table-row>
        <table:table-row table:style-name="ro1">
          <table:table-cell table:formula="of:=HYPERLINK(&quot;#update_up.A1&quot;; &quot;update_up&quot;)" office:value-type="string" office:string-value="update_up" calcext:value-type="string">
            <text:p>update_up</text:p>
          </table:table-cell>
          <table:table-cell table:number-columns-repeated="3"/>
        </table:table-row>
        <table:table-row table:style-name="ro1">
          <table:table-cell table:formula="of:=HYPERLINK(&quot;#ionization.A1&quot;; &quot;ionization&quot;)" office:value-type="string" office:string-value="ionization" calcext:value-type="string">
            <text:p>ionization</text:p>
          </table:table-cell>
          <table:table-cell table:number-columns-repeated="3"/>
        </table:table-row>
        <table:table-row table:style-name="ro1">
          <table:table-cell table:formula="of:=HYPERLINK(&quot;#curlB.A1&quot;; &quot;curlB&quot;)" office:value-type="string" office:string-value="curlB" calcext:value-type="string">
            <text:p>curlB</text:p>
          </table:table-cell>
          <table:table-cell table:number-columns-repeated="3"/>
        </table:table-row>
        <table:table-row table:style-name="ro1">
          <table:table-cell table:formula="of:=HYPERLINK(&quot;#edge_to_center.A1&quot;; &quot;edge_to_center&quot;)" office:value-type="string" office:string-value="edge_to_center" calcext:value-type="string">
            <text:p>edge_to_center</text:p>
          </table:table-cell>
          <table:table-cell table:number-columns-repeated="3"/>
        </table:table-row>
        <table:table-row table:style-name="ro1">
          <table:table-cell table:formula="of:=HYPERLINK(&quot;#extrapol_up.A1&quot;; &quot;extrapol_up&quot;)" office:value-type="string" office:string-value="extrapol_up" calcext:value-type="string">
            <text:p>extrapol_up</text:p>
          </table:table-cell>
          <table:table-cell table:number-columns-repeated="3"/>
        </table:table-row>
        <table:table-row table:style-name="ro1">
          <table:table-cell table:formula="of:=HYPERLINK(&quot;#get_Ep.A1&quot;; &quot;get_Ep&quot;)" office:value-type="string" office:string-value="get_Ep" calcext:value-type="string">
            <text:p>get_Ep</text:p>
          </table:table-cell>
          <table:table-cell table:number-columns-repeated="3"/>
        </table:table-row>
        <table:table-row table:style-name="ro1">
          <table:table-cell table:formula="of:=HYPERLINK(&quot;#get_vplus_vminus.A1&quot;; &quot;get_vplus_vminus&quot;)" office:value-type="string" office:string-value="get_vplus_vminus" calcext:value-type="string">
            <text:p>get_vplus_vminus</text:p>
          </table:table-cell>
          <table:table-cell table:number-columns-repeated="3"/>
        </table:table-row>
        <table:table-row table:style-name="ro1">
          <table:table-cell table:formula="of:=HYPERLINK(&quot;#improve_up.A1&quot;; &quot;improve_up&quot;)" office:value-type="string" office:string-value="improve_up" calcext:value-type="string">
            <text:p>improve_up</text:p>
          </table:table-cell>
          <table:table-cell table:number-columns-repeated="3"/>
        </table:table-row>
        <table:table-row table:style-name="ro1">
          <table:table-cell table:formula="of:=HYPERLINK(&quot;#get_vp_final.A1&quot;; &quot;get_vp_final&quot;)" office:value-type="string" office:string-value="get_vp_final" calcext:value-type="string">
            <text:p>get_vp_final</text:p>
          </table:table-cell>
          <table:table-cell table:number-columns-repeated="3"/>
        </table:table-row>
        <table:table-row table:style-name="ro1">
          <table:table-cell table:formula="of:=HYPERLINK(&quot;#move_ion_half.A1&quot;; &quot;move_ion_half&quot;)" office:value-type="string" office:string-value="move_ion_half" calcext:value-type="string">
            <text:p>move_ion_half</text:p>
          </table:table-cell>
          <table:table-cell table:number-columns-repeated="3"/>
        </table:table-row>
        <table:table-row table:style-name="ro1">
          <table:table-cell table:formula="of:=HYPERLINK(&quot;#part_setup_buf.A1&quot;; &quot;part_setup_buf&quot;)" office:value-type="string" office:string-value="part_setup_buf" calcext:value-type="string">
            <text:p>part_setup_buf</text:p>
          </table:table-cell>
          <table:table-cell table:number-columns-repeated="3"/>
        </table:table-row>
        <table:table-row table:style-name="ro1">
          <table:table-cell table:formula="of:=HYPERLINK(&quot;#get_Ep_buf.A1&quot;; &quot;get_Ep_buf&quot;)" office:value-type="string" office:string-value="get_Ep_buf" calcext:value-type="string">
            <text:p>get_Ep_buf</text:p>
          </table:table-cell>
          <table:table-cell table:number-columns-repeated="3"/>
        </table:table-row>
        <table:table-row table:style-name="ro1">
          <table:table-cell table:formula="of:=HYPERLINK(&quot;#get_vplus_vminus_buf.A1&quot;; &quot;get_vplus_vminus_buf&quot;)" office:value-type="string" office:string-value="get_vplus_vminus_buf" calcext:value-type="string">
            <text:p>get_vplus_vminus_buf</text:p>
          </table:table-cell>
          <table:table-cell table:number-columns-repeated="3"/>
        </table:table-row>
        <table:table-row table:style-name="ro1">
          <table:table-cell table:formula="of:=HYPERLINK(&quot;#get_vp_buf_final.A1&quot;; &quot;get_vp_buf_final&quot;)" office:value-type="string" office:string-value="get_vp_buf_final" calcext:value-type="string">
            <text:p>get_vp_buf_final</text:p>
          </table:table-cell>
          <table:table-cell table:number-columns-repeated="3"/>
        </table:table-row>
        <table:table-row table:style-name="ro1">
          <table:table-cell table:formula="of:=HYPERLINK(&quot;#move_ion_half_buf.A1&quot;; &quot;move_ion_half_buf&quot;)" office:value-type="string" office:string-value="move_ion_half_buf" calcext:value-type="string">
            <text:p>move_ion_half_buf</text:p>
          </table:table-cell>
          <table:table-cell table:number-columns-repeated="3"/>
        </table:table-row>
        <table:table-row table:style-name="ro1">
          <table:table-cell table:formula="of:=HYPERLINK(&quot;#exchange_ion_in.A1&quot;; &quot;exchange_ion_in&quot;)" office:value-type="string" office:string-value="exchange_ion_in" calcext:value-type="string">
            <text:p>exchange_ion_in</text:p>
          </table:table-cell>
          <table:table-cell table:number-columns-repeated="3"/>
        </table:table-row>
        <table:table-row table:style-name="ro1">
          <table:table-cell table:formula="of:=HYPERLINK(&quot;#exchange_ion_out.A1&quot;; &quot;exchange_ion_out&quot;)" office:value-type="string" office:string-value="exchange_ion_out" calcext:value-type="string">
            <text:p>exchange_ion_out</text:p>
          </table:table-cell>
          <table:table-cell table:number-columns-repeated="3"/>
        </table:table-row>
        <table:table-row table:style-name="ro1">
          <table:table-cell table:formula="of:=HYPERLINK(&quot;#exchange_ion_in_buf.A1&quot;; &quot;exchange_ion_in_buf&quot;)" office:value-type="string" office:string-value="exchange_ion_in_buf" calcext:value-type="string">
            <text:p>exchange_ion_in_buf</text:p>
          </table:table-cell>
          <table:table-cell table:number-columns-repeated="3"/>
        </table:table-row>
        <table:table-row table:style-name="ro1">
          <table:table-cell table:formula="of:=HYPERLINK(&quot;#get_temperature.A1&quot;; &quot;get_temperature&quot;)" office:value-type="string" office:string-value="get_temperature" calcext:value-type="string">
            <text:p>get_temper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e_temperature (what exactly is going on here)?</text:p>
          </table:table-cell>
          <table:table-cell table:number-columns-repeated="3"/>
        </table:table-row>
        <table:table-row table:style-name="ro1">
          <table:table-cell table:formula="of:=HYPERLINK(&quot;#separate_np.A1&quot;; &quot;separate_np&quot;)" office:value-type="string" office:string-value="separate_np" calcext:value-type="string">
            <text:p>separate_np</text:p>
          </table:table-cell>
          <table:table-cell table:number-columns-repeated="3"/>
        </table:table-row>
        <table:table-row table:style-name="ro1">
          <table:table-cell table:formula="of:=HYPERLINK(&quot;#check_time_step.A1&quot;; &quot;check_time_step&quot;)" office:value-type="string" office:string-value="check_time_step" calcext:value-type="string">
            <text:p>check_time_step</text:p>
          </table:table-cell>
          <table:table-cell table:number-columns-repeated="3"/>
        </table:table-row>
        <table:table-row table:style-name="ro1">
          <table:table-cell table:formula="of:=HYPERLINK(&quot;#predict_B.A1&quot;; &quot;predict_B&quot;)" office:value-type="string" office:string-value="predict_B" calcext:value-type="string">
            <text:p>predict_B</text:p>
          </table:table-cell>
          <table:table-cell table:number-columns-repeated="3"/>
        </table:table-row>
        <table:table-row table:style-name="ro1">
          <table:table-cell table:formula="of:=HYPERLINK(&quot;#correct_B.A1&quot;; &quot;correct_B&quot;)" office:value-type="string" office:string-value="correct_B" calcext:value-type="string">
            <text:p>correct_B</text:p>
          </table:table-cell>
          <table:table-cell table:number-columns-repeated="3"/>
        </table:table-row>
        <table:table-row table:style-name="ro1">
          <table:table-cell table:formula="of:=HYPERLINK(&quot;#check_min_den.A1&quot;; &quot;check_min_den&quot;)" office:value-type="string" office:string-value="check_min_den" calcext:value-type="string">
            <text:p>check_min_den</text:p>
          </table:table-cell>
          <table:table-cell table:number-columns-repeated="3"/>
        </table:table-row>
        <table:table-row table:style-name="ro1">
          <table:table-cell table:formula="of:=HYPERLINK(&quot;#get_bndry_Eflux.A1&quot;; &quot;get_bndry_Eflux&quot;)" office:value-type="string" office:string-value="get_bndry_Eflux" calcext:value-type="string">
            <text:p>get_bndry_Eflux</text:p>
          </table:table-cell>
          <table:table-cell table:number-columns-repeated="3"/>
        </table:table-row>
        <table:table-row table:style-name="ro1">
          <table:table-cell table:formula="of:=HYPERLINK(&quot;#Energy_diag.A1&quot;; &quot;Energy_diag&quot;)" office:value-type="string" office:string-value="Energy_diag" calcext:value-type="string">
            <text:p>Energy_diag</text:p>
          </table:table-cell>
          <table:table-cell table:number-columns-repeated="3"/>
        </table:table-row>
      </table:table>
      <table:table table:name="Energy_diag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Energy_diag.A1&quot;; &quot;Energy_diag&quot;)" office:value-type="string" office:string-value="Energy_diag" calcext:value-type="string">
            <text:p>Energy_diag</text:p>
          </table:table-cell>
          <table:table-cell/>
          <table:table-cell office:value-type="string" calcext:value-type="string">
            <text:p>part_init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flush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maxwl_init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maxwl_init.A1&quot;; &quot;maxwl_init&quot;)" office:value-type="string" office:string-value="maxwl_init" calcext:value-type="string">
            <text:p>maxwl_init</text:p>
          </table:table-cell>
          <table:table-cell/>
          <table:table-cell office:value-type="string" calcext:value-type="string">
            <text:p>part_init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pad_ranf.A1&quot;; &quot;pad_ranf&quot;)" office:value-type="string" office:string-value="pad_ranf" calcext:value-type="string">
            <text:p>pad_ranf</text:p>
          </table:table-cell>
          <table:table-cell/>
          <table:table-cell table:style-name="ce2" table:formula="of:=HYPERLINK(&quot;#insert_maxwl_buf.A1&quot;; &quot;insert_maxwl_buf&quot;)" office:value-type="string" office:string-value="insert_maxwl_buf" calcext:value-type="string">
            <text:p>insert_maxwl_buf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insert_maxwl.A1&quot;; &quot;insert_maxwl&quot;)" office:value-type="string" office:string-value="insert_maxwl" calcext:value-type="string">
            <text:p>insert_maxwl</text:p>
          </table:table-cell>
          <table:table-cell/>
        </table:table-row>
      </table:table>
      <table:table table:name="locate_new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locate_new.A1&quot;; &quot;locate_new&quot;)" office:value-type="string" office:string-value="locate_new" calcext:value-type="string">
            <text:p>locate_new</text:p>
          </table:table-cell>
          <table:table-cell/>
          <table:table-cell office:value-type="string" calcext:value-type="string">
            <text:p>part_init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insert_maxwl.A1&quot;; &quot;insert_maxwl&quot;)" office:value-type="string" office:string-value="insert_maxwl" calcext:value-type="string">
            <text:p>insert_maxwl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insert_shell.A1&quot;; &quot;insert_shell&quot;)" office:value-type="string" office:string-value="insert_shell" calcext:value-type="string">
            <text:p>insert_shell</text:p>
          </table:table-cell>
          <table:table-cell/>
        </table:table-row>
      </table:table>
      <table:table table:name="insert_maxwl_buf" table:style-name="ta1"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insert_maxwl_buf.A1&quot;; &quot;insert_maxwl_buf&quot;)" office:value-type="string" office:string-value="insert_maxwl_buf" calcext:value-type="string">
            <text:p>insert_maxwl_buf</text:p>
          </table:table-cell>
          <table:table-cell/>
          <table:table-cell office:value-type="string" calcext:value-type="string">
            <text:p>part_init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maxwl_init.A1&quot;; &quot;maxwl_init&quot;)" office:value-type="string" office:string-value="maxwl_init" calcext:value-type="string">
            <text:p>maxwl_init</text:p>
          </table:table-cell>
          <table:table-cell/>
          <table:table-cell table:style-name="ce2" table:formula="of:=HYPERLINK(&quot;#part_setup_buf.A1&quot;; &quot;part_setup_buf&quot;)" office:value-type="string" office:string-value="part_setup_buf" calcext:value-type="string">
            <text:p>part_setup_buf</text:p>
          </table:table-cell>
          <table:table-cell/>
        </table:table-row>
        <table:table-row table:style-name="ro1">
          <table:table-cell table:formula="of:=HYPERLINK(&quot;#pad_ranf.A1&quot;; &quot;pad_ranf&quot;)" office:value-type="string" office:string-value="pad_ranf" calcext:value-type="string">
            <text:p>pad_ranf</text:p>
          </table:table-cell>
          <table:table-cell table:number-columns-repeated="3"/>
        </table:table-row>
      </table:table>
      <table:table table:name="insert_maxwl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insert_maxwl.A1&quot;; &quot;insert_maxwl&quot;)" office:value-type="string" office:string-value="insert_maxwl" calcext:value-type="string">
            <text:p>insert_maxwl</text:p>
          </table:table-cell>
          <table:table-cell/>
          <table:table-cell office:value-type="string" calcext:value-type="string">
            <text:p>part_init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maxwl_init.A1&quot;; &quot;maxwl_init&quot;)" office:value-type="string" office:string-value="maxwl_init" calcext:value-type="string">
            <text:p>maxwl_init</text:p>
          </table:table-cell>
          <table:table-cell/>
          <table:table-cell table:style-name="ce2" table:formula="of:=HYPERLINK(&quot;#sw_part_setup.A1&quot;; &quot;sw_part_setup&quot;)" office:value-type="string" office:string-value="sw_part_setup" calcext:value-type="string">
            <text:p>sw_part_setup</text:p>
          </table:table-cell>
          <table:table-cell/>
        </table:table-row>
        <table:table-row table:style-name="ro1">
          <table:table-cell table:formula="of:=HYPERLINK(&quot;#locate_new.A1&quot;; &quot;locate_new&quot;)" office:value-type="string" office:string-value="locate_new" calcext:value-type="string">
            <text:p>locate_new</text:p>
          </table:table-cell>
          <table:table-cell table:number-columns-repeated="3"/>
        </table:table-row>
        <table:table-row table:style-name="ro1">
          <table:table-cell table:formula="of:=HYPERLINK(&quot;#pad_ranf.A1&quot;; &quot;pad_ranf&quot;)" office:value-type="string" office:string-value="pad_ranf" calcext:value-type="string">
            <text:p>pad_ranf</text:p>
          </table:table-cell>
          <table:table-cell table:number-columns-repeated="3"/>
        </table:table-row>
      </table:table>
      <table:table table:name="insert_shell_buf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insert_shell_buf.A1&quot;; &quot;insert_shell_buf&quot;)" office:value-type="string" office:string-value="insert_shell_buf" calcext:value-type="string">
            <text:p>insert_shell_buf</text:p>
          </table:table-cell>
          <table:table-cell/>
          <table:table-cell office:value-type="string" calcext:value-type="string">
            <text:p>part_init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shell</text:p>
          </table:table-cell>
          <table:table-cell/>
          <table:table-cell table:style-name="ce2" table:formula="of:=HYPERLINK(&quot;#part_setup_buf.A1&quot;; &quot;part_setup_buf&quot;)" office:value-type="string" office:string-value="part_setup_buf" calcext:value-type="string">
            <text:p>part_setup_buf</text:p>
          </table:table-cell>
          <table:table-cell/>
        </table:table-row>
      </table:table>
      <table:table table:name="insert_shell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insert_shell.A1&quot;; &quot;insert_shell&quot;)" office:value-type="string" office:string-value="insert_shell" calcext:value-type="string">
            <text:p>insert_shell</text:p>
          </table:table-cell>
          <table:table-cell/>
          <table:table-cell office:value-type="string" calcext:value-type="string">
            <text:p>part_init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shell</text:p>
          </table:table-cell>
          <table:table-cell/>
          <table:table-cell table:style-name="ce2" table:formula="of:=HYPERLINK(&quot;#sw_part_setup.A1&quot;; &quot;sw_part_setup&quot;)" office:value-type="string" office:string-value="sw_part_setup" calcext:value-type="string">
            <text:p>sw_part_setup</text:p>
          </table:table-cell>
          <table:table-cell/>
        </table:table-row>
        <table:table-row table:style-name="ro1">
          <table:table-cell table:formula="of:=HYPERLINK(&quot;#locate_new.A1&quot;; &quot;locate_new&quot;)" office:value-type="string" office:string-value="locate_new" calcext:value-type="string">
            <text:p>locate_new</text:p>
          </table:table-cell>
          <table:table-cell table:number-columns-repeated="3"/>
        </table:table-row>
      </table:table>
      <table:table table:name="sw_part_setu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sw_part_setup.A1&quot;; &quot;sw_part_setup&quot;)" office:value-type="string" office:string-value="sw_part_setup" calcext:value-type="string">
            <text:p>sw_part_setup</text:p>
          </table:table-cell>
          <table:table-cell/>
          <table:table-cell office:value-type="string" calcext:value-type="string">
            <text:p>part_init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insert_maxwl.A1&quot;; &quot;insert_maxwl&quot;)" office:value-type="string" office:string-value="insert_maxwl" calcext:value-type="string">
            <text:p>insert_maxwl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insert_shell.A1&quot;; &quot;insert_shell&quot;)" office:value-type="string" office:string-value="insert_shell" calcext:value-type="string">
            <text:p>insert_shell</text:p>
          </table:table-cell>
          <table:table-cell table:number-columns-repeated="3"/>
        </table:table-row>
        <table:table-row table:style-name="ro1">
          <table:table-cell table:formula="of:=HYPERLINK(&quot;#get_interp_weights.A1&quot;; &quot;get_interp_weights&quot;)" office:value-type="string" office:string-value="get_interp_weights" calcext:value-type="string">
            <text:p>get_interp_weights</text:p>
          </table:table-cell>
          <table:table-cell table:number-columns-repeated="3"/>
        </table:table-row>
        <table:table-row table:style-name="ro1">
          <table:table-cell table:formula="of:=HYPERLINK(&quot;#update_np.A1&quot;; &quot;update_np&quot;)" office:value-type="string" office:string-value="update_np" calcext:value-type="string">
            <text:p>update_np</text:p>
          </table:table-cell>
          <table:table-cell table:number-columns-repeated="3"/>
        </table:table-row>
        <table:table-row table:style-name="ro1">
          <table:table-cell table:formula="of:=HYPERLINK(&quot;#update_up.A1&quot;; &quot;update_up&quot;)" office:value-type="string" office:string-value="update_up" calcext:value-type="string">
            <text:p>update_up</text:p>
          </table:table-cell>
          <table:table-cell table:number-columns-repeated="3"/>
        </table:table-row>
      </table:table>
      <table:table table:name="remove_ion" table:style-name="ta1">
        <table:table-column table:style-name="co13" table:number-columns-repeated="5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remove_ion.A1&quot;; &quot;remove_ion&quot;)" office:value-type="string" office:string-value="remove_ion" calcext:value-type="string">
            <text:p>remove_ion</text:p>
          </table:table-cell>
          <table:table-cell/>
          <table:table-cell office:value-type="string" calcext:value-type="string">
            <text:p>gutsp_dd.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get_interp_weights_2.A1&quot;; &quot;get_interp_weights_2&quot;)" office:value-type="string" office:string-value="get_interp_weights_2" calcext:value-type="string">
            <text:p>get_interp_weights_2</text:p>
          </table:table-cell>
          <table:table-cell/>
          <table:table-cell office:value-type="string" calcext:value-type="string">
            <text:p>(commented out)</text:p>
          </table:table-cell>
        </table:table-row>
        <table:table-row table:style-name="ro1">
          <table:table-cell table:number-columns-repeated="2"/>
          <table:table-cell table:style-name="ce2" table:formula="of:=HYPERLINK(&quot;#update_np.A1&quot;; &quot;update_np&quot;)" office:value-type="string" office:string-value="update_np" calcext:value-type="string">
            <text:p>update_n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HYPERLINK(&quot;#separate_np.A1&quot;; &quot;separate_np&quot;)" office:value-type="string" office:string-value="separate_np" calcext:value-type="string">
            <text:p>separate_np</text:p>
          </table:table-cell>
          <table:table-cell table:number-columns-repeated="2"/>
        </table:table-row>
      </table:table>
      <table:table table:name="check_min_den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check_min_den.A1&quot;; &quot;check_min_den&quot;)" office:value-type="string" office:string-value="check_min_den" calcext:value-type="string">
            <text:p>check_min_den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pack_pd.A1&quot;; &quot;pack_pd&quot;)" office:value-type="string" office:string-value="pack_pd" calcext:value-type="string">
            <text:p>pack_pd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extrapol_u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extrapol_up.A1&quot;; &quot;extrapol_up&quot;)" office:value-type="string" office:string-value="extrapol_up" calcext:value-type="string">
            <text:p>extrapol_up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update_up.A1&quot;; &quot;update_up&quot;)" office:value-type="string" office:string-value="update_up" calcext:value-type="string">
            <text:p>update_up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get_E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Ep.A1&quot;; &quot;get_Ep&quot;)" office:value-type="string" office:string-value="get_Ep" calcext:value-type="string">
            <text:p>get_Ep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face_to_center.A1&quot;; &quot;face_to_center&quot;)" office:value-type="string" office:string-value="face_to_center" calcext:value-type="string">
            <text:p>face_to_center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get_vplus_vminus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vplus_vminus.A1&quot;; &quot;get_vplus_vminus&quot;)" office:value-type="string" office:string-value="get_vplus_vminus" calcext:value-type="string">
            <text:p>get_vplus_vminus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improve_u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improve_up.A1&quot;; &quot;improve_up&quot;)" office:value-type="string" office:string-value="improve_up" calcext:value-type="string">
            <text:p>improve_up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update_up.A1&quot;; &quot;update_up&quot;)" office:value-type="string" office:string-value="update_up" calcext:value-type="string">
            <text:p>update_up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get_vp_final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vp_final.A1&quot;; &quot;get_vp_final&quot;)" office:value-type="string" office:string-value="get_vp_final" calcext:value-type="string">
            <text:p>get_vp_final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exchange_ion_in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exchange_ion_in.A1&quot;; &quot;exchange_ion_in&quot;)" office:value-type="string" office:string-value="exchange_ion_in" calcext:value-type="string">
            <text:p>exchange_ion_in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pack_pd.A1&quot;; &quot;pack_pd&quot;)" office:value-type="string" office:string-value="pack_pd" calcext:value-type="string">
            <text:p>pack_pd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reflect_boundary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reflect_boundary.A1&quot;; &quot;reflect_boundary&quot;)" office:value-type="string" office:string-value="reflect_boundary" calcext:value-type="string">
            <text:p>reflect_boundary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 table:number-columns-repeated="3"/>
        </table:table-row>
      </table:table>
      <table:table table:name="exchange_ion_out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exchange_ion_out.A1&quot;; &quot;exchange_ion_out&quot;)" office:value-type="string" office:string-value="exchange_ion_out" calcext:value-type="string">
            <text:p>exchange_ion_out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pack_pd.A1&quot;; &quot;pack_pd&quot;)" office:value-type="string" office:string-value="pack_pd" calcext:value-type="string">
            <text:p>pack_pd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move_ion_half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move_ion_half.A1&quot;; &quot;move_ion_half&quot;)" office:value-type="string" office:string-value="move_ion_half" calcext:value-type="string">
            <text:p>move_ion_half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pack_pd.A1&quot;; &quot;pack_pd&quot;)" office:value-type="string" office:string-value="pack_pd" calcext:value-type="string">
            <text:p>pack_pd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get_interp_weights_2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interp_weights_2.A1&quot;; &quot;get_interp_weights_2&quot;)" office:value-type="string" office:string-value="get_interp_weights_2" calcext:value-type="string">
            <text:p>get_interp_weights_2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Remove_ion (commented)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get_interp_weights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interp_weights.A1&quot;; &quot;get_interp_weights&quot;)" office:value-type="string" office:string-value="get_interp_weights" calcext:value-type="string">
            <text:p>get_interp_weights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sw_part_setup.A1&quot;; &quot;sw_part_setup&quot;)" office:value-type="string" office:string-value="sw_part_setup" calcext:value-type="string">
            <text:p>sw_part_setup</text:p>
          </table:table-cell>
          <table:table-cell/>
        </table:table-row>
      </table:table>
      <table:table table:name="update_n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update_np.A1&quot;; &quot;update_np&quot;)" office:value-type="string" office:string-value="update_np" calcext:value-type="string">
            <text:p>update_np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remove_ion.A1&quot;; &quot;remove_ion&quot;)" office:value-type="string" office:string-value="remove_ion" calcext:value-type="string">
            <text:p>remove_ion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boundary_scalar.A1&quot;; &quot;boundary_scalar&quot;)" office:value-type="string" office:string-value="boundary_scalar" calcext:value-type="string">
            <text:p>boundary_scalar</text:p>
          </table:table-cell>
          <table:table-cell/>
          <table:table-cell table:style-name="ce2" table:formula="of:=HYPERLINK(&quot;#sw_part_setup.A1&quot;; &quot;sw_part_setup&quot;)" office:value-type="string" office:string-value="sw_part_setup" calcext:value-type="string">
            <text:p>sw_part_setup</text:p>
          </table:table-cell>
          <table:table-cell/>
        </table:table-row>
      </table:table>
      <table:table table:name="separate_n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separate_np.A1&quot;; &quot;separate_np&quot;)" office:value-type="string" office:string-value="separate_np" calcext:value-type="string">
            <text:p>separate_np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remove_ion.A1&quot;; &quot;remove_ion&quot;)" office:value-type="string" office:string-value="remove_ion" calcext:value-type="string">
            <text:p>remove_ion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boundary_scalar.A1&quot;; &quot;boundary_scalar&quot;)" office:value-type="string" office:string-value="boundary_scalar" calcext:value-type="string">
            <text:p>boundary_scalar</text:p>
          </table:table-cell>
          <table:table-cell table:number-columns-repeated="3"/>
        </table:table-row>
        <table:table-row table:style-name="ro1">
          <table:table-cell table:formula="of:=HYPERLINK(&quot;#update_np_boundary.A1&quot;; &quot;update_np_boundary&quot;)" office:value-type="string" office:string-value="update_np_boundary" calcext:value-type="string">
            <text:p>update_np_boundary</text:p>
          </table:table-cell>
          <table:table-cell table:number-columns-repeated="3"/>
        </table:table-row>
      </table:table>
      <table:table table:name="update_up" table:style-name="ta1">
        <table:table-column table:style-name="co13" table:number-columns-repeated="2" table:default-cell-style-name="Default"/>
        <table:table-column table:style-name="co13" table:default-cell-style-name="ce2"/>
        <table:table-column table:style-name="co13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update_up.A1&quot;; &quot;update_up&quot;)" office:value-type="string" office:string-value="update_up" calcext:value-type="string">
            <text:p>update_up</text:p>
          </table:table-cell>
          <table:table-cell table:style-name="Default"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boundaries.A1&quot;; &quot;boundaries&quot;)" office:value-type="string" office:string-value="boundaries" calcext:value-type="string">
            <text:p>boundaries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number-columns-repeated="2"/>
          <table:table-cell table:formula="of:=HYPERLINK(&quot;#sw_part_setup.A1&quot;; &quot;sw_part_setup&quot;)" office:value-type="string" office:string-value="sw_part_setup" calcext:value-type="string">
            <text:p>sw_part_setup</text:p>
          </table:table-cell>
          <table:table-cell/>
        </table:table-row>
        <table:table-row table:style-name="ro1">
          <table:table-cell table:number-columns-repeated="2"/>
          <table:table-cell table:formula="of:=HYPERLINK(&quot;#extrapol_up.A1&quot;; &quot;extrapol_up&quot;)" office:value-type="string" office:string-value="extrapol_up" calcext:value-type="string">
            <text:p>extrapol_up</text:p>
          </table:table-cell>
          <table:table-cell/>
        </table:table-row>
        <table:table-row table:style-name="ro1">
          <table:table-cell table:number-columns-repeated="2"/>
          <table:table-cell table:formula="of:=HYPERLINK(&quot;#improve_up.A1&quot;; &quot;improve_up&quot;)" office:value-type="string" office:string-value="improve_up" calcext:value-type="string">
            <text:p>improve_up</text:p>
          </table:table-cell>
          <table:table-cell/>
        </table:table-row>
      </table:table>
      <table:table table:name="update_np_boundary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update_np_boundary.A1&quot;; &quot;update_np_boundary&quot;)" office:value-type="string" office:string-value="update_np_boundary" calcext:value-type="string">
            <text:p>update_np_boundary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boundary_scalar.A1&quot;; &quot;boundary_scalar&quot;)" office:value-type="string" office:string-value="boundary_scalar" calcext:value-type="string">
            <text:p>boundary_scalar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pack_pd" table:style-name="ta1">
        <table:table-column table:style-name="co13" table:number-columns-repeated="2" table:default-cell-style-name="Default"/>
        <table:table-column table:style-name="co13" table:default-cell-style-name="ce2"/>
        <table:table-column table:style-name="co13" table:number-columns-repeated="2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pack_pd.A1&quot;; &quot;pack_pd&quot;)" office:value-type="string" office:string-value="pack_pd" calcext:value-type="string">
            <text:p>pack_pd</text:p>
          </table:table-cell>
          <table:table-cell table:style-name="Default"/>
          <table:table-cell office:value-type="string" calcext:value-type="string">
            <text:p>gutsp_dd.f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check_min_den.A1&quot;; &quot;check_min_den&quot;)" office:value-type="string" office:string-value="check_min_den" calcext:value-type="string">
            <text:p>check_min_d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#exchange_ion_in.A1&quot;; &quot;exchange_ion_in&quot;)" office:value-type="string" office:string-value="exchange_ion_in" calcext:value-type="string">
            <text:p>exchange_ion_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#exchange_ion_out.A1&quot;; &quot;exchange_ion_out&quot;)" office:value-type="string" office:string-value="exchange_ion_out" calcext:value-type="string">
            <text:p>exchange_ion_ou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#move_ion_half.A1&quot;; &quot;move_ion_half&quot;)" office:value-type="string" office:string-value="move_ion_half" calcext:value-type="string">
            <text:p>move_ion_half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#exchange_part.A1&quot;; &quot;exchange_part&quot;)" office:value-type="string" office:string-value="exchange_part" calcext:value-type="string">
            <text:p>exchange_part</text:p>
          </table:table-cell>
          <table:table-cell/>
          <table:table-cell office:value-type="string" calcext:value-type="string">
            <text:p>(not called)</text:p>
          </table:table-cell>
        </table:table-row>
      </table:table>
      <table:table table:name="get_temperature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temperature.A1&quot;; &quot;get_temperature&quot;)" office:value-type="string" office:string-value="get_temperature" calcext:value-type="string">
            <text:p>get_temperature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periodic.A1&quot;; &quot;periodic&quot;)" office:value-type="string" office:string-value="periodic" calcext:value-type="string">
            <text:p>periodic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periodic_scalar.A1&quot;; &quot;periodic_scalar&quot;)" office:value-type="string" office:string-value="periodic_scalar" calcext:value-type="string">
            <text:p>periodic_scalar</text:p>
          </table:table-cell>
          <table:table-cell table:number-columns-repeated="3"/>
        </table:table-row>
      </table:table>
      <table:table table:name="separate_temperature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separate_temperature.A1&quot;; &quot;separate_temperature&quot;)" office:value-type="string" office:string-value="separate_temperature" calcext:value-type="string">
            <text:p>separate_temperature</text:p>
          </table:table-cell>
          <table:table-cell/>
          <table:table-cell office:value-type="string" calcext:value-type="string">
            <text:p>gutsp_dd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periodic.A1&quot;; &quot;periodic&quot;)" office:value-type="string" office:string-value="periodic" calcext:value-type="string">
            <text:p>periodic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periodic_scalar.A1&quot;; &quot;periodic_scalar&quot;)" office:value-type="string" office:string-value="periodic_scalar" calcext:value-type="string">
            <text:p>periodic_scalar</text:p>
          </table:table-cell>
          <table:table-cell table:number-columns-repeated="3"/>
        </table:table-row>
      </table:table>
      <table:table table:name="part_setup_buf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part_setup_buf.A1&quot;; &quot;part_setup_buf&quot;)" office:value-type="string" office:string-value="part_setup_buf" calcext:value-type="string">
            <text:p>part_setup_buf</text:p>
          </table:table-cell>
          <table:table-cell/>
          <table:table-cell office:value-type="string" calcext:value-type="string">
            <text:p>gutsp_bu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insert_maxwl_buf.A1&quot;; &quot;insert_maxwl_buf&quot;)" office:value-type="string" office:string-value="insert_maxwl_buf" calcext:value-type="string">
            <text:p>insert_maxwl_buf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insert_shell_buf.A1&quot;; &quot;insert_shell_buf&quot;)" office:value-type="string" office:string-value="insert_shell_buf" calcext:value-type="string">
            <text:p>insert_shell_buf</text:p>
          </table:table-cell>
          <table:table-cell table:number-columns-repeated="3"/>
        </table:table-row>
      </table:table>
      <table:table table:name="get_Ep_buf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Ep_buf.A1&quot;; &quot;get_Ep_buf&quot;)" office:value-type="string" office:string-value="get_Ep_buf" calcext:value-type="string">
            <text:p>get_Ep_buf</text:p>
          </table:table-cell>
          <table:table-cell/>
          <table:table-cell office:value-type="string" calcext:value-type="string">
            <text:p>gutsp_bu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get_vplus_vminus_buf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vplus_vminus_buf.A1&quot;; &quot;get_vplus_vminus_buf&quot;)" office:value-type="string" office:string-value="get_vplus_vminus_buf" calcext:value-type="string">
            <text:p>get_vplus_vminus_buf</text:p>
          </table:table-cell>
          <table:table-cell/>
          <table:table-cell office:value-type="string" calcext:value-type="string">
            <text:p>gutsp_bu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get_vp_buf_final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vp_buf_final.A1&quot;; &quot;get_vp_buf_final&quot;)" office:value-type="string" office:string-value="get_vp_buf_final" calcext:value-type="string">
            <text:p>get_vp_buf_final</text:p>
          </table:table-cell>
          <table:table-cell/>
          <table:table-cell office:value-type="string" calcext:value-type="string">
            <text:p>gutsp_bu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exchange_ion_in_buf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exchange_ion_in_buf.A1&quot;; &quot;exchange_ion_in_buf&quot;)" office:value-type="string" office:string-value="exchange_ion_in_buf" calcext:value-type="string">
            <text:p>exchange_ion_in_buf</text:p>
          </table:table-cell>
          <table:table-cell/>
          <table:table-cell office:value-type="string" calcext:value-type="string">
            <text:p>gutsp_bu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move_ion_half_buf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move_ion_half_buf.A1&quot;; &quot;move_ion_half_buf&quot;)" office:value-type="string" office:string-value="move_ion_half_buf" calcext:value-type="string">
            <text:p>move_ion_half_buf</text:p>
          </table:table-cell>
          <table:table-cell/>
          <table:table-cell office:value-type="string" calcext:value-type="string">
            <text:p>gutsp_bu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f_update_tlev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f_update_tlev.A1&quot;; &quot;f_update_tlev&quot;)" office:value-type="string" office:string-value="f_update_tlev" calcext:value-type="string">
            <text:p>f_update_tlev</text:p>
          </table:table-cell>
          <table:table-cell/>
          <table:table-cell office:value-type="string" calcext:value-type="string">
            <text:p>guts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crossf2" table:style-name="ta1">
        <table:table-column table:style-name="co13" table:number-columns-repeated="15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1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crossf2.A1&quot;; &quot;crossf2&quot;)" office:value-type="string" office:string-value="crossf2" calcext:value-type="string">
            <text:p>crossf2</text:p>
          </table:table-cell>
          <table:table-cell/>
          <table:table-cell office:value-type="string" calcext:value-type="string">
            <text:p>gutsf.f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 table:number-columns-repeated="9"/>
          <table:table-cell table:style-name="ce1"/>
          <table:table-cell/>
          <table:table-cell table:style-name="ce1"/>
        </table:table-row>
        <table:table-row table:style-name="ro1">
          <table:table-cell table:formula="of:=HYPERLINK(&quot;#boundaries.A1&quot;; &quot;boundaries&quot;)" office:value-type="string" office:string-value="boundaries" calcext:value-type="string">
            <text:p>boundaries</text:p>
          </table:table-cell>
          <table:table-cell/>
          <table:table-cell table:style-name="ce2" table:formula="of:=HYPERLINK(&quot;#get_E.A1&quot;; &quot;get_E&quot;)" office:value-type="string" office:string-value="get_E" calcext:value-type="string">
            <text:p>get_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table:formula="of:=HYPERLINK(&quot;#get_Ep1.A1&quot;; &quot;get_Ep1&quot;)" office:value-type="string" office:string-value="get_Ep1" calcext:value-type="string">
            <text:p>get_Ep1</text:p>
          </table:table-cell>
          <table:table-cell table:number-columns-repeated="12"/>
        </table:table-row>
      </table:table>
      <table:table table:name="curlB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curlB.A1&quot;; &quot;curlB&quot;)" office:value-type="string" office:string-value="curlB" calcext:value-type="string">
            <text:p>curlB</text:p>
          </table:table-cell>
          <table:table-cell/>
          <table:table-cell office:value-type="string" calcext:value-type="string">
            <text:p>guts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boundaries.A1&quot;; &quot;boundaries&quot;)" office:value-type="string" office:string-value="boundaries" calcext:value-type="string">
            <text:p>boundaries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get_Ep1.A1&quot;; &quot;get_Ep1&quot;)" office:value-type="string" office:string-value="get_Ep1" calcext:value-type="string">
            <text:p>get_Ep1</text:p>
          </table:table-cell>
          <table:table-cell/>
        </table:table-row>
      </table:table>
      <table:table table:name="curlE2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curlE2.A1&quot;; &quot;curlE2&quot;)" office:value-type="string" office:string-value="curlE2" calcext:value-type="string">
            <text:p>curlE2</text:p>
          </table:table-cell>
          <table:table-cell/>
          <table:table-cell office:value-type="string" calcext:value-type="string">
            <text:p>guts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periodic (commented)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curlE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curlE.A1&quot;; &quot;curlE&quot;)" office:value-type="string" office:string-value="curlE" calcext:value-type="string">
            <text:p>curlE</text:p>
          </table:table-cell>
          <table:table-cell/>
          <table:table-cell office:value-type="string" calcext:value-type="string">
            <text:p>guts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periodic (commented)</text:p>
          </table:table-cell>
          <table:table-cell/>
          <table:table-cell table:style-name="ce2" table:formula="of:=HYPERLINK(&quot;#predict_B.A1&quot;; &quot;predict_B&quot;)" office:value-type="string" office:string-value="predict_B" calcext:value-type="string">
            <text:p>predict_B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correct_B.A1&quot;; &quot;correct_B&quot;)" office:value-type="string" office:string-value="correct_B" calcext:value-type="string">
            <text:p>correct_B</text:p>
          </table:table-cell>
          <table:table-cell/>
        </table:table-row>
      </table:table>
      <table:table table:name="get_E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E.A1&quot;; &quot;get_E&quot;)" office:value-type="string" office:string-value="get_E" calcext:value-type="string">
            <text:p>get_E</text:p>
          </table:table-cell>
          <table:table-cell/>
          <table:table-cell office:value-type="string" calcext:value-type="string">
            <text:p>guts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face_to_center.A1&quot;; &quot;face_to_center&quot;)" office:value-type="string" office:string-value="face_to_center" calcext:value-type="string">
            <text:p>face_to_center</text:p>
          </table:table-cell>
          <table:table-cell/>
          <table:table-cell table:style-name="ce2" table:formula="of:=HYPERLINK(&quot;#predict_B.A1&quot;; &quot;predict_B&quot;)" office:value-type="string" office:string-value="predict_B" calcext:value-type="string">
            <text:p>predict_B</text:p>
          </table:table-cell>
          <table:table-cell/>
        </table:table-row>
        <table:table-row table:style-name="ro1">
          <table:table-cell table:formula="of:=HYPERLINK(&quot;#edge_to_center.A1&quot;; &quot;edge_to_center&quot;)" office:value-type="string" office:string-value="edge_to_center" calcext:value-type="string">
            <text:p>edge_to_center</text:p>
          </table:table-cell>
          <table:table-cell table:number-columns-repeated="3"/>
        </table:table-row>
        <table:table-row table:style-name="ro1">
          <table:table-cell table:formula="of:=HYPERLINK(&quot;#crossf2.A1&quot;; &quot;crossf2&quot;)" office:value-type="string" office:string-value="crossf2" calcext:value-type="string">
            <text:p>crossf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?</text:p>
          </table:table-cell>
          <table:table-cell table:number-columns-repeated="3"/>
        </table:table-row>
      </table:table>
      <table:table table:name="predict_B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predict_B.A1&quot;; &quot;predict_B&quot;)" office:value-type="string" office:string-value="predict_B" calcext:value-type="string">
            <text:p>predict_B</text:p>
          </table:table-cell>
          <table:table-cell/>
          <table:table-cell office:value-type="string" calcext:value-type="string">
            <text:p>guts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get_E.A1&quot;; &quot;get_E&quot;)" office:value-type="string" office:string-value="get_E" calcext:value-type="string">
            <text:p>get_E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curlE.A1&quot;; &quot;curlE&quot;)" office:value-type="string" office:string-value="curlE" calcext:value-type="string">
            <text:p>curlE</text:p>
          </table:table-cell>
          <table:table-cell table:number-columns-repeated="3"/>
        </table:table-row>
        <table:table-row table:style-name="ro1">
          <table:table-cell table:formula="of:=HYPERLINK(&quot;#boundaries.A1&quot;; &quot;boundaries&quot;)" office:value-type="string" office:string-value="boundaries" calcext:value-type="string">
            <text:p>boundaries</text:p>
          </table:table-cell>
          <table:table-cell table:number-columns-repeated="3"/>
        </table:table-row>
      </table:table>
      <table:table table:name="get_Ep1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Ep1.A1&quot;; &quot;get_Ep1&quot;)" office:value-type="string" office:string-value="get_Ep1" calcext:value-type="string">
            <text:p>get_Ep1</text:p>
          </table:table-cell>
          <table:table-cell/>
          <table:table-cell office:value-type="string" calcext:value-type="string">
            <text:p>guts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curlB.A1&quot;; &quot;curlB&quot;)" office:value-type="string" office:string-value="curlB" calcext:value-type="string">
            <text:p>curlB</text:p>
          </table:table-cell>
          <table:table-cell/>
          <table:table-cell table:style-name="ce2" table:formula="of:=HYPERLINK(&quot;#correct_B.A1&quot;; &quot;correct_B&quot;)" office:value-type="string" office:string-value="correct_B" calcext:value-type="string">
            <text:p>correct_B</text:p>
          </table:table-cell>
          <table:table-cell/>
        </table:table-row>
        <table:table-row table:style-name="ro1">
          <table:table-cell table:formula="of:=HYPERLINK(&quot;#face_to_center.A1&quot;; &quot;face_to_center&quot;)" office:value-type="string" office:string-value="face_to_center" calcext:value-type="string">
            <text:p>face_to_center</text:p>
          </table:table-cell>
          <table:table-cell table:number-columns-repeated="3"/>
        </table:table-row>
        <table:table-row table:style-name="ro1">
          <table:table-cell table:formula="of:=HYPERLINK(&quot;#edge_to_center.A1&quot;; &quot;edge_to_center&quot;)" office:value-type="string" office:string-value="edge_to_center" calcext:value-type="string">
            <text:p>edge_to_center</text:p>
          </table:table-cell>
          <table:table-cell table:number-columns-repeated="3"/>
        </table:table-row>
        <table:table-row table:style-name="ro1">
          <table:table-cell table:formula="of:=HYPERLINK(&quot;#crossf2.A1&quot;; &quot;crossf2&quot;)" office:value-type="string" office:string-value="crossf2" calcext:value-type="string">
            <text:p>crossf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?</text:p>
          </table:table-cell>
          <table:table-cell table:number-columns-repeated="3"/>
        </table:table-row>
      </table:table>
      <table:table table:name="correct_B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correct_B.A1&quot;; &quot;correct_B&quot;)" office:value-type="string" office:string-value="correct_B" calcext:value-type="string">
            <text:p>correct_B</text:p>
          </table:table-cell>
          <table:table-cell/>
          <table:table-cell office:value-type="string" calcext:value-type="string">
            <text:p>guts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get_Ep1.A1&quot;; &quot;get_Ep1&quot;)" office:value-type="string" office:string-value="get_Ep1" calcext:value-type="string">
            <text:p>get_Ep1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curlE.A1&quot;; &quot;curlE&quot;)" office:value-type="string" office:string-value="curlE" calcext:value-type="string">
            <text:p>curlE</text:p>
          </table:table-cell>
          <table:table-cell table:number-columns-repeated="3"/>
        </table:table-row>
        <table:table-row table:style-name="ro1">
          <table:table-cell table:formula="of:=HYPERLINK(&quot;#boundaries.A1&quot;; &quot;boundaries&quot;)" office:value-type="string" office:string-value="boundaries" calcext:value-type="string">
            <text:p>boundaries</text:p>
          </table:table-cell>
          <table:table-cell table:number-columns-repeated="3"/>
        </table:table-row>
      </table:table>
      <table:table table:name="check_time_ste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check_time_step.A1&quot;; &quot;check_time_step&quot;)" office:value-type="string" office:string-value="check_time_step" calcext:value-type="string">
            <text:p>check_time_step</text:p>
          </table:table-cell>
          <table:table-cell/>
          <table:table-cell office:value-type="string" calcext:value-type="string">
            <text:p>gutsf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edge_to_center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edge_to_center.A1&quot;; &quot;edge_to_center&quot;)" office:value-type="string" office:string-value="edge_to_center" calcext:value-type="string">
            <text:p>edge_to_center</text:p>
          </table:table-cell>
          <table:table-cell/>
          <table:table-cell office:value-type="string" calcext:value-type="string">
            <text:p>grid_interp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boundaries.A1&quot;; &quot;boundaries&quot;)" office:value-type="string" office:string-value="boundaries" calcext:value-type="string">
            <text:p>boundaries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edge_to_face.A1&quot;; &quot;edge_to_face&quot;)" office:value-type="string" office:string-value="edge_to_face" calcext:value-type="string">
            <text:p>edge_to_face</text:p>
          </table:table-cell>
          <table:table-cell/>
          <table:table-cell table:style-name="ce2" table:formula="of:=HYPERLINK(&quot;#get_E.A1&quot;; &quot;get_E&quot;)" office:value-type="string" office:string-value="get_E" calcext:value-type="string">
            <text:p>get_E</text:p>
          </table:table-cell>
          <table:table-cell/>
        </table:table-row>
        <table:table-row table:style-name="ro1">
          <table:table-cell table:formula="of:=HYPERLINK(&quot;#face_to_center.A1&quot;; &quot;face_to_center&quot;)" office:value-type="string" office:string-value="face_to_center" calcext:value-type="string">
            <text:p>face_to_center</text:p>
          </table:table-cell>
          <table:table-cell/>
          <table:table-cell table:style-name="ce2" table:formula="of:=HYPERLINK(&quot;#get_Ep1.A1&quot;; &quot;get_Ep1&quot;)" office:value-type="string" office:string-value="get_Ep1" calcext:value-type="string">
            <text:p>get_Ep1</text:p>
          </table:table-cell>
          <table:table-cell/>
        </table:table-row>
      </table:table>
      <table:table table:name="edge_to_face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edge_to_face.A1&quot;; &quot;edge_to_face&quot;)" office:value-type="string" office:string-value="edge_to_face" calcext:value-type="string">
            <text:p>edge_to_face</text:p>
          </table:table-cell>
          <table:table-cell/>
          <table:table-cell office:value-type="string" calcext:value-type="string">
            <text:p>grid_interp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boundaries.A1&quot;; &quot;boundaries&quot;)" office:value-type="string" office:string-value="boundaries" calcext:value-type="string">
            <text:p>boundaries</text:p>
          </table:table-cell>
          <table:table-cell/>
          <table:table-cell table:style-name="ce2" table:formula="of:=HYPERLINK(&quot;#edge_to_center.A1&quot;; &quot;edge_to_center&quot;)" office:value-type="string" office:string-value="edge_to_center" calcext:value-type="string">
            <text:p>edge_to_center</text:p>
          </table:table-cell>
          <table:table-cell/>
        </table:table-row>
      </table:table>
      <table:table table:name="face_to_center" table:style-name="ta1">
        <table:table-column table:style-name="co13" table:number-columns-repeated="2" table:default-cell-style-name="Default"/>
        <table:table-column table:style-name="co13" table:default-cell-style-name="ce2"/>
        <table:table-column table:style-name="co13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face_to_center.A1&quot;; &quot;face_to_center&quot;)" office:value-type="string" office:string-value="face_to_center" calcext:value-type="string">
            <text:p>face_to_center</text:p>
          </table:table-cell>
          <table:table-cell table:style-name="Default"/>
          <table:table-cell office:value-type="string" calcext:value-type="string">
            <text:p>grid_interp.f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boundaries.A1&quot;; &quot;boundaries&quot;)" office:value-type="string" office:string-value="boundaries" calcext:value-type="string">
            <text:p>boundaries</text:p>
          </table:table-cell>
          <table:table-cell/>
          <table:table-cell table:formula="of:=HYPERLINK(&quot;#get_Ep.A1&quot;; &quot;get_Ep&quot;)" office:value-type="string" office:string-value="get_Ep" calcext:value-type="string">
            <text:p>get_Ep</text:p>
          </table:table-cell>
          <table:table-cell/>
        </table:table-row>
        <table:table-row table:style-name="ro1">
          <table:table-cell table:number-columns-repeated="2"/>
          <table:table-cell table:formula="of:=HYPERLINK(&quot;#get_E.A1&quot;; &quot;get_E&quot;)" office:value-type="string" office:string-value="get_E" calcext:value-type="string">
            <text:p>get_E</text:p>
          </table:table-cell>
          <table:table-cell/>
        </table:table-row>
        <table:table-row table:style-name="ro1">
          <table:table-cell table:number-columns-repeated="2"/>
          <table:table-cell table:formula="of:=HYPERLINK(&quot;#get_Ep1.A1&quot;; &quot;get_Ep1&quot;)" office:value-type="string" office:string-value="get_Ep1" calcext:value-type="string">
            <text:p>get_Ep1</text:p>
          </table:table-cell>
          <table:table-cell/>
        </table:table-row>
        <table:table-row table:style-name="ro1">
          <table:table-cell table:number-columns-repeated="2"/>
          <table:table-cell table:formula="of:=HYPERLINK(&quot;#edge_to_center.A1&quot;; &quot;edge_to_center&quot;)" office:value-type="string" office:string-value="edge_to_center" calcext:value-type="string">
            <text:p>edge_to_center</text:p>
          </table:table-cell>
          <table:table-cell/>
        </table:table-row>
      </table:table>
      <table:table table:name="neut_corona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neut_corona.A1&quot;; &quot;neut_corona&quot;)" office:value-type="string" office:string-value="neut_corona" calcext:value-type="string">
            <text:p>neut_corona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atmosphere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atmosphere.A1&quot;; &quot;atmosphere&quot;)" office:value-type="string" office:string-value="atmosphere" calcext:value-type="string">
            <text:p>atmosphere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neutral_density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neutral_density.A1&quot;; &quot;neutral_density&quot;)" office:value-type="string" office:string-value="neutral_density" calcext:value-type="string">
            <text:p>neutral_density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neutral_density_continuous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neutral_density_continuous.A1&quot;; &quot;neutral_density_continuous&quot;)" office:value-type="string" office:string-value="neutral_density_continuous" calcext:value-type="string">
            <text:p>neutral_density_continuous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Neut_Center.A1&quot;; &quot;Neut_Center&quot;)" office:value-type="string" office:string-value="Neut_Center" calcext:value-type="string">
            <text:p>Neut_Center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ionization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ionization.A1&quot;; &quot;ionization&quot;)" office:value-type="string" office:string-value="ionization" calcext:value-type="string">
            <text:p>ionization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charge_exchange_ionization.A1&quot;; &quot;charge_exchange_ionization&quot;)" office:value-type="string" office:string-value="charge_exchange_ionization" calcext:value-type="string">
            <text:p>charge_exchange_ionization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photoionization.A1&quot;; &quot;photoionization&quot;)" office:value-type="string" office:string-value="photoionization" calcext:value-type="string">
            <text:p>photoionization</text:p>
          </table:table-cell>
          <table:table-cell table:number-columns-repeated="3"/>
        </table:table-row>
      </table:table>
      <table:table table:name="charge_exchange_ionization" table:style-name="ta1">
        <table:table-column table:style-name="co13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charge_exchange_ionization.A1&quot;; &quot;charge_exchange_ionization&quot;)" office:value-type="string" office:string-value="charge_exchange_ionization" calcext:value-type="string">
            <text:p>charge_exchange_ionization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Neut_Center.A1&quot;; &quot;Neut_Center&quot;)" office:value-type="string" office:string-value="Neut_Center" calcext:value-type="string">
            <text:p>Neut_Center</text:p>
          </table:table-cell>
          <table:table-cell/>
          <table:table-cell table:style-name="ce2" table:formula="of:=HYPERLINK(&quot;#ionization.A1&quot;; &quot;ionization&quot;)" office:value-type="string" office:string-value="ionization" calcext:value-type="string">
            <text:p>ionization</text:p>
          </table:table-cell>
          <table:table-cell/>
        </table:table-row>
      </table:table>
      <table:table table:name="photoionization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photoionization.A1&quot;; &quot;photoionization&quot;)" office:value-type="string" office:string-value="photoionization" calcext:value-type="string">
            <text:p>photoionization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Neut_Center.A1&quot;; &quot;Neut_Center&quot;)" office:value-type="string" office:string-value="Neut_Center" calcext:value-type="string">
            <text:p>Neut_Center</text:p>
          </table:table-cell>
          <table:table-cell/>
          <table:table-cell table:style-name="ce2" table:formula="of:=HYPERLINK(&quot;#ionization.A1&quot;; &quot;ionization&quot;)" office:value-type="string" office:string-value="ionization" calcext:value-type="string">
            <text:p>ionization</text:p>
          </table:table-cell>
          <table:table-cell/>
        </table:table-row>
      </table:table>
      <table:table table:name="x_boundary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x_boundary.A1&quot;; &quot;x_boundary&quot;)" office:value-type="string" office:string-value="x_boundary" calcext:value-type="string">
            <text:p>x_boundary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boundaries.A1&quot;; &quot;boundaries&quot;)" office:value-type="string" office:string-value="boundaries" calcext:value-type="string">
            <text:p>boundaries</text:p>
          </table:table-cell>
          <table:table-cell/>
        </table:table-row>
      </table:table>
      <table:table table:name="boundaries" table:style-name="ta1">
        <table:table-column table:style-name="co13" table:number-columns-repeated="2" table:default-cell-style-name="Default"/>
        <table:table-column table:style-name="co13" table:default-cell-style-name="ce2"/>
        <table:table-column table:style-name="co13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boundaries.A1&quot;; &quot;boundaries&quot;)" office:value-type="string" office:string-value="boundaries" calcext:value-type="string">
            <text:p>boundaries</text:p>
          </table:table-cell>
          <table:table-cell table:style-name="Default"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x_boundary.A1&quot;; &quot;x_boundary&quot;)" office:value-type="string" office:string-value="x_boundary" calcext:value-type="string">
            <text:p>x_boundary</text:p>
          </table:table-cell>
          <table:table-cell/>
          <table:table-cell table:formula="of:=HYPERLINK(&quot;#update_up.A1&quot;; &quot;update_up&quot;)" office:value-type="string" office:string-value="update_up" calcext:value-type="string">
            <text:p>update_up</text:p>
          </table:table-cell>
          <table:table-cell/>
        </table:table-row>
        <table:table-row table:style-name="ro1">
          <table:table-cell table:formula="of:=HYPERLINK(&quot;#periodic.A1&quot;; &quot;periodic&quot;)" office:value-type="string" office:string-value="periodic" calcext:value-type="string">
            <text:p>periodic</text:p>
          </table:table-cell>
          <table:table-cell/>
          <table:table-cell table:formula="of:=HYPERLINK(&quot;#crossf2.A1&quot;; &quot;crossf2&quot;)" office:value-type="string" office:string-value="crossf2" calcext:value-type="string">
            <text:p>crossf2</text:p>
          </table:table-cell>
          <table:table-cell/>
        </table:table-row>
        <table:table-row table:style-name="ro1">
          <table:table-cell table:number-columns-repeated="2"/>
          <table:table-cell table:formula="of:=HYPERLINK(&quot;#curlB.A1&quot;; &quot;curlB&quot;)" office:value-type="string" office:string-value="curlB" calcext:value-type="string">
            <text:p>curlB</text:p>
          </table:table-cell>
          <table:table-cell/>
        </table:table-row>
        <table:table-row table:style-name="ro1">
          <table:table-cell table:number-columns-repeated="2"/>
          <table:table-cell table:formula="of:=HYPERLINK(&quot;#predict_B.A1&quot;; &quot;predict_B&quot;)" office:value-type="string" office:string-value="predict_B" calcext:value-type="string">
            <text:p>predict_B</text:p>
          </table:table-cell>
          <table:table-cell/>
        </table:table-row>
        <table:table-row table:style-name="ro1">
          <table:table-cell table:number-columns-repeated="2"/>
          <table:table-cell table:formula="of:=HYPERLINK(&quot;#correct_B.A1&quot;; &quot;correct_B&quot;)" office:value-type="string" office:string-value="correct_B" calcext:value-type="string">
            <text:p>correct_B</text:p>
          </table:table-cell>
          <table:table-cell/>
        </table:table-row>
        <table:table-row table:style-name="ro1">
          <table:table-cell table:number-columns-repeated="2"/>
          <table:table-cell table:formula="of:=HYPERLINK(&quot;#edge_to_center.A1&quot;; &quot;edge_to_center&quot;)" office:value-type="string" office:string-value="edge_to_center" calcext:value-type="string">
            <text:p>edge_to_center</text:p>
          </table:table-cell>
          <table:table-cell/>
        </table:table-row>
        <table:table-row table:style-name="ro1">
          <table:table-cell table:number-columns-repeated="2"/>
          <table:table-cell table:formula="of:=HYPERLINK(&quot;#edge_to_face.A1&quot;; &quot;edge_to_face&quot;)" office:value-type="string" office:string-value="edge_to_face" calcext:value-type="string">
            <text:p>edge_to_face</text:p>
          </table:table-cell>
          <table:table-cell/>
        </table:table-row>
        <table:table-row table:style-name="ro1">
          <table:table-cell table:number-columns-repeated="2"/>
          <table:table-cell table:formula="of:=HYPERLINK(&quot;#face_to_center.A1&quot;; &quot;face_to_center&quot;)" office:value-type="string" office:string-value="face_to_center" calcext:value-type="string">
            <text:p>face_to_center</text:p>
          </table:table-cell>
          <table:table-cell/>
        </table:table-row>
      </table:table>
      <table:table table:name="periodic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periodic.A1&quot;; &quot;periodic&quot;)" office:value-type="string" office:string-value="periodic" calcext:value-type="string">
            <text:p>periodic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get_temperature.A1&quot;; &quot;get_temperature&quot;)" office:value-type="string" office:string-value="get_temperature" calcext:value-type="string">
            <text:p>get_temperature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separate_temperature.A1&quot;; &quot;separate_temperature&quot;)" office:value-type="string" office:string-value="separate_temperature" calcext:value-type="string">
            <text:p>separate_temperature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boundaries.A1&quot;; &quot;boundaries&quot;)" office:value-type="string" office:string-value="boundaries" calcext:value-type="string">
            <text:p>boundaries</text:p>
          </table:table-cell>
          <table:table-cell/>
        </table:table-row>
      </table:table>
      <table:table table:name="x_boundary_scalar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x_boundary_scalar.A1&quot;; &quot;x_boundary_scalar&quot;)" office:value-type="string" office:string-value="x_boundary_scalar" calcext:value-type="string">
            <text:p>x_boundary_scalar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boundary_scalar.A1&quot;; &quot;boundary_scalar&quot;)" office:value-type="string" office:string-value="boundary_scalar" calcext:value-type="string">
            <text:p>boundary_scalar</text:p>
          </table:table-cell>
          <table:table-cell/>
        </table:table-row>
      </table:table>
      <table:table table:name="boundary_scalar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boundary_scalar.A1&quot;; &quot;boundary_scalar&quot;)" office:value-type="string" office:string-value="boundary_scalar" calcext:value-type="string">
            <text:p>boundary_scalar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x_boundary_scalar.A1&quot;; &quot;x_boundary_scalar&quot;)" office:value-type="string" office:string-value="x_boundary_scalar" calcext:value-type="string">
            <text:p>x_boundary_scalar</text:p>
          </table:table-cell>
          <table:table-cell/>
          <table:table-cell table:style-name="ce2" table:formula="of:=HYPERLINK(&quot;#update_np.A1&quot;; &quot;update_np&quot;)" office:value-type="string" office:string-value="update_np" calcext:value-type="string">
            <text:p>update_np</text:p>
          </table:table-cell>
          <table:table-cell/>
        </table:table-row>
        <table:table-row table:style-name="ro1">
          <table:table-cell table:formula="of:=HYPERLINK(&quot;#periodic_scalar.A1&quot;; &quot;periodic_scalar&quot;)" office:value-type="string" office:string-value="periodic_scalar" calcext:value-type="string">
            <text:p>periodic_scalar</text:p>
          </table:table-cell>
          <table:table-cell/>
          <table:table-cell table:style-name="ce2" table:formula="of:=HYPERLINK(&quot;#update_np_boundary.A1&quot;; &quot;update_np_boundary&quot;)" office:value-type="string" office:string-value="update_np_boundary" calcext:value-type="string">
            <text:p>update_np_boundary</text:p>
          </table:table-cell>
          <table:table-cell/>
        </table:table-row>
      </table:table>
      <table:table table:name="periodic_scalar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periodic_scalar.A1&quot;; &quot;periodic_scalar&quot;)" office:value-type="string" office:string-value="periodic_scalar" calcext:value-type="string">
            <text:p>periodic_scalar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get_temperature.A1&quot;; &quot;get_temperature&quot;)" office:value-type="string" office:string-value="get_temperature" calcext:value-type="string">
            <text:p>get_temperature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separate_temperature.A1&quot;; &quot;separate_temperature&quot;)" office:value-type="string" office:string-value="separate_temperature" calcext:value-type="string">
            <text:p>separate_temperature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boundary_scalar.A1&quot;; &quot;boundary_scalar&quot;)" office:value-type="string" office:string-value="boundary_scalar" calcext:value-type="string">
            <text:p>boundary_scalar</text:p>
          </table:table-cell>
          <table:table-cell/>
        </table:table-row>
      </table:table>
      <table:table table:name="fix_normal_b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fix_normal_b.A1&quot;; &quot;fix_normal_b&quot;)" office:value-type="string" office:string-value="fix_normal_b" calcext:value-type="string">
            <text:p>fix_normal_b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fix_tangential_E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fix_tangential_E.A1&quot;; &quot;fix_tangential_E&quot;)" office:value-type="string" office:string-value="fix_tangential_E" calcext:value-type="string">
            <text:p>fix_tangential_E</text:p>
          </table:table-cell>
          <table:table-cell/>
          <table:table-cell office:value-type="string" calcext:value-type="string">
            <text:p>chem_rate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Neut_Center" table:style-name="ta1">
        <table:table-column table:style-name="co13" table:number-columns-repeated="2" table:default-cell-style-name="Default"/>
        <table:table-column table:style-name="co13" table:default-cell-style-name="ce2"/>
        <table:table-column table:style-name="co13" table:number-columns-repeated="2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Neut_Center.A1&quot;; &quot;Neut_Center&quot;)" office:value-type="string" office:string-value="Neut_Center" calcext:value-type="string">
            <text:p>Neut_Center</text:p>
          </table:table-cell>
          <table:table-cell table:style-name="Default"/>
          <table:table-cell office:value-type="string" calcext:value-type="string">
            <text:p>chem_rates.f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neutral_density_continuous.A1&quot;; &quot;neutral_density_continuous&quot;)" office:value-type="string" office:string-value="neutral_density_continuous" calcext:value-type="string">
            <text:p>neutral_density_continuous</text:p>
          </table:table-cell>
          <table:table-cell/>
          <table:table-cell office:value-type="string" calcext:value-type="string">
            <text:p>(not called)</text:p>
          </table:table-cell>
        </table:table-row>
        <table:table-row table:style-name="ro1">
          <table:table-cell table:number-columns-repeated="2"/>
          <table:table-cell table:formula="of:=HYPERLINK(&quot;#charge_exchange_ionization.A1&quot;; &quot;charge_exchange_ionization&quot;)" office:value-type="string" office:string-value="charge_exchange_ionization" calcext:value-type="string">
            <text:p>charge_exchange_ioniz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#photoionization.A1&quot;; &quot;photoionization&quot;)" office:value-type="string" office:string-value="photoionization" calcext:value-type="string">
            <text:p>photoioniz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HYPERLINK(&quot;#grd6_setup.A1&quot;; &quot;grd6_setup&quot;)" office:value-type="string" office:string-value="grd6_setup" calcext:value-type="string">
            <text:p>grd6_setup</text:p>
          </table:table-cell>
          <table:table-cell/>
          <table:table-cell office:value-type="string" calcext:value-type="string">
            <text:p>(not called?)</text:p>
          </table:table-cell>
        </table:table-row>
      </table:table>
      <table:table table:name="arms_vs_setu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arms_vs_setup.A1&quot;; &quot;arms_vs_setup&quot;)" office:value-type="string" office:string-value="arms_vs_setup" calcext:value-type="string">
            <text:p>arms_vs_setup</text:p>
          </table:table-cell>
          <table:table-cell/>
          <table:table-cell office:value-type="string" calcext:value-type="string">
            <text:p>arms_interface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arms_sample" table:style-name="ta1">
        <table:table-column table:style-name="co13" table:number-columns-repeated="5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arms_sample.A1&quot;; &quot;arms_sample&quot;)" office:value-type="string" office:string-value="arms_sample" calcext:value-type="string">
            <text:p>arms_sample</text:p>
          </table:table-cell>
          <table:table-cell/>
          <table:table-cell office:value-type="string" calcext:value-type="string">
            <text:p>arms_interface.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arms_sample_sp.A1&quot;; &quot;arms_sample_sp&quot;)" office:value-type="string" office:string-value="arms_sample_sp" calcext:value-type="string">
            <text:p>arms_sample_sp</text:p>
          </table:table-cell>
          <table:table-cell/>
          <table:table-cell office:value-type="string" calcext:value-type="string">
            <text:p>(not called)</text:p>
          </table:table-cell>
        </table:table-row>
      </table:table>
      <table:table table:name="arms_sample_s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arms_sample_sp.A1&quot;; &quot;arms_sample_sp&quot;)" office:value-type="string" office:string-value="arms_sample_sp" calcext:value-type="string">
            <text:p>arms_sample_sp</text:p>
          </table:table-cell>
          <table:table-cell/>
          <table:table-cell office:value-type="string" calcext:value-type="string">
            <text:p>arms_interface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arms_sample.A1&quot;; &quot;arms_sample&quot;)" office:value-type="string" office:string-value="arms_sample" calcext:value-type="string">
            <text:p>arms_sample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pad_ranf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pad_ranf.A1&quot;; &quot;pad_ranf&quot;)" office:value-type="string" office:string-value="pad_ranf" calcext:value-type="string">
            <text:p>pad_ranf</text:p>
          </table:table-cell>
          <table:table-cell/>
          <table:table-cell office:value-type="string" calcext:value-type="string">
            <text:p>misc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random_number</text:p>
          </table:table-cell>
          <table:table-cell/>
          <table:table-cell table:style-name="ce2" table:formula="of:=HYPERLINK(&quot;#maxwl_init.A1&quot;; &quot;maxwl_init&quot;)" office:value-type="string" office:string-value="maxwl_init" calcext:value-type="string">
            <text:p>maxwl_init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insert_maxwl_buf.A1&quot;; &quot;insert_maxwl_buf&quot;)" office:value-type="string" office:string-value="insert_maxwl_buf" calcext:value-type="string">
            <text:p>insert_maxwl_buf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HYPERLINK(&quot;#insert_maxwl.A1&quot;; &quot;insert_maxwl&quot;)" office:value-type="string" office:string-value="insert_maxwl" calcext:value-type="string">
            <text:p>insert_maxwl</text:p>
          </table:table-cell>
          <table:table-cell/>
        </table:table-row>
      </table:table>
      <table:table table:name="random_initialize" table:style-name="ta1">
        <table:table-column table:style-name="co13" table:number-columns-repeated="16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11"/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random_initialize.A1&quot;; &quot;random_initialize&quot;)" office:value-type="string" office:string-value="random_initialize" calcext:value-type="string">
            <text:p>random_initialize</text:p>
          </table:table-cell>
          <table:table-cell/>
          <table:table-cell office:value-type="string" calcext:value-type="string">
            <text:p>misc.f</text:p>
          </table:table-cell>
          <table:table-cell table:number-columns-repeated="8"/>
          <table:table-cell office:value-type="string" calcext:value-type="string">
            <text:p>Subroutine</text:p>
          </table:table-cell>
          <table:table-cell table:formula="of:=HYPERLINK(&quot;#random_initialize.A1&quot;; &quot;random_initialize&quot;)" office:value-type="string" office:string-value="random_initialize" calcext:value-type="string">
            <text:p>random_initialize</text:p>
          </table:table-cell>
          <table:table-cell/>
          <table:table-cell office:value-type="string" calcext:value-type="string">
            <text:p>misc.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 table:number-columns-repeated="9"/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random_seed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 table:number-columns-repeated="9"/>
          <table:table-cell office:value-type="string" calcext:value-type="string">
            <text:p>random_se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HYPERLINK(&quot;#debug_random_initialize.A1&quot;; &quot;debug_random_initialize&quot;)" office:value-type="string" office:string-value="debug_random_initialize" calcext:value-type="string">
            <text:p>debug_random_initialize</text:p>
          </table:table-cell>
          <table:table-cell table:number-columns-repeated="13"/>
        </table:table-row>
      </table:table>
      <table:table table:name="debug_random_initialize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debug_random_initialize.A1&quot;; &quot;debug_random_initialize&quot;)" office:value-type="string" office:string-value="debug_random_initialize" calcext:value-type="string">
            <text:p>debug_random_initialize</text:p>
          </table:table-cell>
          <table:table-cell/>
          <table:table-cell office:value-type="string" calcext:value-type="string">
            <text:p>misc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random_seed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  <table:table-row table:style-name="ro1">
          <table:table-cell table:formula="of:=HYPERLINK(&quot;#random_initialize.A1&quot;; &quot;random_initialize&quot;)" office:value-type="string" office:string-value="random_initialize" calcext:value-type="string">
            <text:p>random_initialize</text:p>
          </table:table-cell>
          <table:table-cell table:number-columns-repeated="3"/>
        </table:table-row>
      </table:table>
      <table:table table:name="int_to_str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tion</text:p>
          </table:table-cell>
          <table:table-cell table:formula="of:=HYPERLINK(&quot;#int_to_str.A1&quot;; &quot;int_to_str&quot;)" office:value-type="string" office:string-value="int_to_str" calcext:value-type="string">
            <text:p>int_to_str</text:p>
          </table:table-cell>
          <table:table-cell/>
          <table:table-cell office:value-type="string" calcext:value-type="string">
            <text:p>misc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get_bndry_Eflux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bndry_Eflux.A1&quot;; &quot;get_bndry_Eflux&quot;)" office:value-type="string" office:string-value="get_bndry_Eflux" calcext:value-type="string">
            <text:p>get_bndry_Eflux</text:p>
          </table:table-cell>
          <table:table-cell/>
          <table:table-cell office:value-type="string" calcext:value-type="string">
            <text:p>misc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style-name="ce2"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get_beta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beta.A1&quot;; &quot;get_beta&quot;)" office:value-type="string" office:string-value="get_beta" calcext:value-type="string">
            <text:p>get_beta</text:p>
          </table:table-cell>
          <table:table-cell/>
          <table:table-cell office:value-type="string" calcext:value-type="string">
            <text:p>misc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exchange_part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exchange_part.A1&quot;; &quot;exchange_part&quot;)" office:value-type="string" office:string-value="exchange_part" calcext:value-type="string">
            <text:p>exchange_part</text:p>
          </table:table-cell>
          <table:table-cell/>
          <table:table-cell office:value-type="string" calcext:value-type="string">
            <text:p>inter_proc_comm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pack_pd.A1&quot;; &quot;pack_pd&quot;)" office:value-type="string" office:string-value="pack_pd" calcext:value-type="string">
            <text:p>pack_pd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readInputs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readInputs.A1&quot;; &quot;readInputs&quot;)" office:value-type="string" office:string-value="readInputs" calcext:value-type="string">
            <text:p>readInputs</text:p>
          </table:table-cell>
          <table:table-cell/>
          <table:table-cell office:value-type="string" calcext:value-type="string">
            <text:p>input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check_inputs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check_inputs.A1&quot;; &quot;check_inputs&quot;)" office:value-type="string" office:string-value="check_inputs" calcext:value-type="string">
            <text:p>check_inputs</text:p>
          </table:table-cell>
          <table:table-cell/>
          <table:table-cell office:value-type="string" calcext:value-type="string">
            <text:p>inputs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initparameters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initparameters.A1&quot;; &quot;initparameters&quot;)" office:value-type="string" office:string-value="initparameters" calcext:value-type="string">
            <text:p>initparameters</text:p>
          </table:table-cell>
          <table:table-cell/>
          <table:table-cell office:value-type="string" calcext:value-type="string">
            <text:p>initial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initialize_buffer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initialize_buffer.A1&quot;; &quot;initialize_buffer&quot;)" office:value-type="string" office:string-value="initialize_buffer" calcext:value-type="string">
            <text:p>initialize_buffer</text:p>
          </table:table-cell>
          <table:table-cell/>
          <table:table-cell office:value-type="string" calcext:value-type="string">
            <text:p>initial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grd6_setup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rd6_setup.A1&quot;; &quot;grd6_setup&quot;)" office:value-type="string" office:string-value="grd6_setup" calcext:value-type="string">
            <text:p>grd6_setup</text:p>
          </table:table-cell>
          <table:table-cell/>
          <table:table-cell office:value-type="string" calcext:value-type="string">
            <text:p>initial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table:formula="of:=HYPERLINK(&quot;#Neut_Center.A1&quot;; &quot;Neut_Center&quot;)" office:value-type="string" office:string-value="Neut_Center" calcext:value-type="string">
            <text:p>Neut_Center</text:p>
          </table:table-cell>
          <table:table-cell/>
          <table:table-cell office:value-type="string" calcext:value-type="string">
            <text:p>Not called?</text:p>
          </table:table-cell>
          <table:table-cell/>
        </table:table-row>
      </table:table>
      <table:table table:name="get_nu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et_nu.A1&quot;; &quot;get_nu&quot;)" office:value-type="string" office:string-value="get_nu" calcext:value-type="string">
            <text:p>get_nu</text:p>
          </table:table-cell>
          <table:table-cell/>
          <table:table-cell office:value-type="string" calcext:value-type="string">
            <text:p>initial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grd7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rd7.A1&quot;; &quot;grd7&quot;)" office:value-type="string" office:string-value="grd7" calcext:value-type="string">
            <text:p>grd7</text:p>
          </table:table-cell>
          <table:table-cell/>
          <table:table-cell office:value-type="string" calcext:value-type="string">
            <text:p>initial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grd8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rd8.A1&quot;; &quot;grd8&quot;)" office:value-type="string" office:string-value="grd8" calcext:value-type="string">
            <text:p>grd8</text:p>
          </table:table-cell>
          <table:table-cell/>
          <table:table-cell office:value-type="string" calcext:value-type="string">
            <text:p>initial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table table:name="grd_no_stretch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rd_no_stretch.A1&quot;; &quot;grd_no_stretch&quot;)" office:value-type="string" office:string-value="grd_no_stretch" calcext:value-type="string">
            <text:p>grd_no_stretch</text:p>
          </table:table-cell>
          <table:table-cell/>
          <table:table-cell office:value-type="string" calcext:value-type="string">
            <text:p>initial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table:formula="of:=HYPERLINK(&quot;#MAIND.A1&quot;; &quot;MAIND&quot;)" office:value-type="string" office:string-value="MAIND" calcext:value-type="string">
            <text:p>MAIND</text:p>
          </table:table-cell>
          <table:table-cell/>
        </table:table-row>
      </table:table>
      <table:table table:name="grd9" table:style-name="ta1">
        <table:table-column table:style-name="co13" table:number-columns-repeated="4" table:default-cell-style-name="Default"/>
        <table:table-row table:style-name="ro1">
          <table:table-cell table:style-name="ce2" table:formula="of:=HYPERLINK(&quot;#Directory.A1&quot;;&quot;Back to directory&quot;)" office:value-type="string" office:string-value="Back to directory" calcext:value-type="string">
            <text:p>Back to direc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outine</text:p>
          </table:table-cell>
          <table:table-cell table:formula="of:=HYPERLINK(&quot;#grd9.A1&quot;; &quot;grd9&quot;)" office:value-type="string" office:string-value="grd9" calcext:value-type="string">
            <text:p>grd9</text:p>
          </table:table-cell>
          <table:table-cell/>
          <table:table-cell office:value-type="string" calcext:value-type="string">
            <text:p>initial.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ls</text:p>
          </table:table-cell>
          <table:table-cell/>
          <table:table-cell table:style-name="ce1" office:value-type="string" calcext:value-type="string">
            <text:p>Called by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 call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4:15:32.796391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08:40.545630920</meta:creation-date>
    <dc:date>2020-12-09T17:22:25.105909920</dc:date>
    <meta:editing-duration>PT2H31M9S</meta:editing-duration>
    <meta:editing-cycles>128</meta:editing-cycles>
    <meta:generator>LibreOffice/6.4.6.2$Linux_X86_64 LibreOffice_project/40$Build-2</meta:generator>
    <meta:document-statistic meta:table-count="85" meta:cell-count="896" meta:object-count="0"/>
  </office:meta>
</office:document-meta>
</file>